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Footnote">
      <style:text-properties style:font-name="Liberation Sans" fo:font-size="8pt" style:font-size-asian="8pt" style:font-size-complex="8pt"/>
    </style:style>
    <style:style style:name="P16" style:family="paragraph" style:parent-style-name="Footnote">
      <style:text-properties style:font-name="Liberation Sans" fo:font-size="8pt" officeooo:rsid="0018fe52" officeooo:paragraph-rsid="0018fe52" style:font-size-asian="8pt" style:font-size-complex="8pt"/>
    </style:style>
    <style:style style:name="P17" style:family="paragraph" style:parent-style-name="Footnote">
      <style:text-properties style:font-name="Liberation Sans" fo:font-size="8pt" officeooo:rsid="001a5214" officeooo:paragraph-rsid="001a5214" style:font-size-asian="8pt" style:font-size-complex="8pt"/>
    </style:style>
    <style:style style:name="P18" style:family="paragraph" style:parent-style-name="Footnote">
      <style:text-properties style:font-name="Liberation Sans" fo:font-size="8pt" officeooo:rsid="001a7e2d" officeooo:paragraph-rsid="001a7e2d" style:font-size-asian="8pt" style:font-size-complex="8pt"/>
    </style:style>
    <style:style style:name="P19" style:family="paragraph" style:parent-style-name="Footnote">
      <style:text-properties style:font-name="Liberation Sans" fo:font-size="8pt" officeooo:rsid="001b8804" officeooo:paragraph-rsid="001b8804" style:font-size-asian="8pt" style:font-size-complex="8pt"/>
    </style:style>
    <style:style style:name="P20" style:family="paragraph" style:parent-style-name="Footnote">
      <style:text-properties style:font-name="Liberation Sans" fo:font-size="8pt" officeooo:rsid="001d4952" style:font-size-asian="8pt" style:font-size-complex="8pt"/>
    </style:style>
    <style:style style:name="P21" style:family="paragraph" style:parent-style-name="Footnote">
      <style:text-properties style:font-name="Liberation Sans" fo:font-size="8pt" officeooo:rsid="001d4952" officeooo:paragraph-rsid="001d4952" style:font-size-asian="8pt" style:font-size-complex="8pt"/>
    </style:style>
    <style:style style:name="P22" style:family="paragraph" style:parent-style-name="Footnote">
      <style:text-properties style:font-name="Liberation Sans" fo:font-size="8pt" officeooo:rsid="001d9608" officeooo:paragraph-rsid="001d9608" style:font-size-asian="8pt" style:font-size-complex="8pt"/>
    </style:style>
    <style:style style:name="P23" style:family="paragraph" style:parent-style-name="Footnote">
      <style:text-properties style:font-name="Liberation Sans" fo:font-size="8pt" officeooo:rsid="0020df59" officeooo:paragraph-rsid="0020df59" style:font-size-asian="8pt" style:font-size-complex="8pt"/>
    </style:style>
    <style:style style:name="P24" style:family="paragraph" style:parent-style-name="Footnote">
      <style:text-properties style:font-name="Liberation Sans" fo:font-size="7pt" style:font-size-asian="7pt" style:font-size-complex="7pt"/>
    </style:style>
    <style:style style:name="P25" style:family="paragraph" style:parent-style-name="Footnote">
      <style:text-properties style:font-name="Liberation Sans" fo:font-size="6pt" officeooo:rsid="001a5214" officeooo:paragraph-rsid="001a5214" style:font-size-asian="5.25pt" style:font-size-complex="6pt"/>
    </style:style>
    <style:style style:name="P26" style:family="paragraph" style:parent-style-name="Footnote">
      <style:text-properties style:font-name="Liberation Sans" fo:font-size="6pt" officeooo:rsid="001a7e2d" officeooo:paragraph-rsid="001a7e2d" style:font-size-asian="5.25pt" style:font-size-complex="6pt"/>
    </style:style>
    <style:style style:name="P27" style:family="paragraph" style:parent-style-name="Footnote">
      <style:text-properties style:font-name="Liberation Sans" fo:font-size="6pt" officeooo:rsid="001b8804" officeooo:paragraph-rsid="001b8804" style:font-size-asian="5.25pt" style:font-size-complex="6pt"/>
    </style:style>
    <style:style style:name="P28" style:family="paragraph" style:parent-style-name="Footnote">
      <style:text-properties style:font-name="Liberation Sans" fo:font-size="6pt" officeooo:rsid="001d4952" officeooo:paragraph-rsid="001d4952" style:font-size-asian="5.25pt" style:font-size-complex="6pt"/>
    </style:style>
    <style:style style:name="P29" style:family="paragraph" style:parent-style-name="Footnote">
      <style:text-properties officeooo:rsid="002f694a" officeooo:paragraph-rsid="002f694a"/>
    </style:style>
    <style:style style:name="P30" style:family="paragraph" style:parent-style-name="Footnote">
      <style:text-properties officeooo:rsid="00309b9d" officeooo:paragraph-rsid="00309b9d"/>
    </style:style>
    <style:style style:name="P31" style:family="paragraph" style:parent-style-name="Footnote">
      <style:text-properties officeooo:rsid="0031b4d9" officeooo:paragraph-rsid="0031b4d9"/>
    </style:style>
    <style:style style:name="P32" style:family="paragraph" style:parent-style-name="Footnote">
      <style:text-properties officeooo:rsid="00341dd4" officeooo:paragraph-rsid="00341dd4"/>
    </style:style>
    <style:style style:name="P33" style:family="paragraph" style:parent-style-name="Footnote">
      <style:text-properties officeooo:rsid="0037f3d5" officeooo:paragraph-rsid="0037f3d5"/>
    </style:style>
    <style:style style:name="P34" style:family="paragraph" style:parent-style-name="Footnote">
      <style:text-properties officeooo:rsid="00392665" officeooo:paragraph-rsid="00392665"/>
    </style:style>
    <style:style style:name="P35" style:family="paragraph" style:parent-style-name="Footnote">
      <style:text-properties officeooo:rsid="003a702c" officeooo:paragraph-rsid="003a702c"/>
    </style:style>
    <style:style style:name="P36" style:family="paragraph" style:parent-style-name="Footnote">
      <style:text-properties officeooo:rsid="003d3856" officeooo:paragraph-rsid="003d3856"/>
    </style:style>
    <style:style style:name="P37" style:family="paragraph" style:parent-style-name="Footnote">
      <style:text-properties officeooo:rsid="00414efa" officeooo:paragraph-rsid="00414efa"/>
    </style:style>
    <style:style style:name="P38" style:family="paragraph" style:parent-style-name="Footnote">
      <style:text-properties officeooo:rsid="004300d0" officeooo:paragraph-rsid="004300d0"/>
    </style:style>
    <style:style style:name="P39" style:family="paragraph" style:parent-style-name="Footnote">
      <style:text-properties officeooo:rsid="0044ef66" officeooo:paragraph-rsid="0044ef66"/>
    </style:style>
    <style:style style:name="P40" style:family="paragraph" style:parent-style-name="Footnote">
      <style:text-properties officeooo:rsid="0044ef66" officeooo:paragraph-rsid="00452abc"/>
    </style:style>
    <style:style style:name="P41" style:family="paragraph" style:parent-style-name="Footnote">
      <style:text-properties officeooo:rsid="00452abc" officeooo:paragraph-rsid="00452abc"/>
    </style:style>
    <style:style style:name="P42" style:family="paragraph" style:parent-style-name="Footnote">
      <style:text-properties officeooo:rsid="0046fd8a" officeooo:paragraph-rsid="0046fd8a"/>
    </style:style>
    <style:style style:name="P43" style:family="paragraph" style:parent-style-name="Footnote">
      <style:text-properties officeooo:rsid="0048cd04" officeooo:paragraph-rsid="0048cd04"/>
    </style:style>
    <style:style style:name="P44" style:family="paragraph" style:parent-style-name="Footnote">
      <style:text-properties officeooo:rsid="004ab953" officeooo:paragraph-rsid="004ab953"/>
    </style:style>
    <style:style style:name="P45" style:family="paragraph" style:parent-style-name="Footnote">
      <style:text-properties officeooo:rsid="004c77d2" officeooo:paragraph-rsid="004c77d2"/>
    </style:style>
    <style:style style:name="P46" style:family="paragraph" style:parent-style-name="Footnote">
      <style:text-properties officeooo:paragraph-rsid="004c77d2"/>
    </style:style>
    <style:style style:name="P47" style:family="paragraph" style:parent-style-name="Footnote">
      <style:text-properties officeooo:rsid="004f8e86" officeooo:paragraph-rsid="004f8e86"/>
    </style:style>
    <style:style style:name="P48" style:family="paragraph" style:parent-style-name="Footnote">
      <style:text-properties officeooo:rsid="00535aae" officeooo:paragraph-rsid="00535aae"/>
    </style:style>
    <style:style style:name="P49" style:family="paragraph" style:parent-style-name="Footnote">
      <style:text-properties officeooo:rsid="0058cc22" officeooo:paragraph-rsid="0058cc22"/>
    </style:style>
    <style:style style:name="P50" style:family="paragraph" style:parent-style-name="Footnote">
      <style:text-properties officeooo:rsid="005a4ca8" officeooo:paragraph-rsid="005a4ca8"/>
    </style:style>
    <style:style style:name="P51" style:family="paragraph" style:parent-style-name="Footnote">
      <style:text-properties officeooo:rsid="005d0279" officeooo:paragraph-rsid="005d03ee"/>
    </style:style>
    <style:style style:name="P52" style:family="paragraph" style:parent-style-name="Footnote">
      <style:text-properties officeooo:rsid="005d03ee" officeooo:paragraph-rsid="005d03ee"/>
    </style:style>
    <style:style style:name="P53" style:family="paragraph" style:parent-style-name="Footnote">
      <style:text-properties officeooo:rsid="0061aac7" officeooo:paragraph-rsid="0061aac7"/>
    </style:style>
    <style:style style:name="P54" style:family="paragraph" style:parent-style-name="Footnote">
      <style:text-properties officeooo:rsid="00638841" officeooo:paragraph-rsid="00638841"/>
    </style:style>
    <style:style style:name="P55" style:family="paragraph" style:parent-style-name="Footnote">
      <style:text-properties officeooo:rsid="006d405d" officeooo:paragraph-rsid="006d405d"/>
    </style:style>
    <style:style style:name="P56" style:family="paragraph" style:parent-style-name="Footnote">
      <style:text-properties officeooo:rsid="007e88d2" officeooo:paragraph-rsid="007e88d2"/>
    </style:style>
    <style:style style:name="P57" style:family="paragraph" style:parent-style-name="Footnote">
      <style:text-properties officeooo:rsid="0080ddf3" officeooo:paragraph-rsid="0080ddf3"/>
    </style:style>
    <style:style style:name="P58" style:family="paragraph" style:parent-style-name="Footnote">
      <style:text-properties officeooo:rsid="0082391c" officeooo:paragraph-rsid="0082391c"/>
    </style:style>
    <style:style style:name="P59" style:family="paragraph" style:parent-style-name="Footnote">
      <style:text-properties officeooo:rsid="00884a2f" officeooo:paragraph-rsid="00884a2f"/>
    </style:style>
    <style:style style:name="P60" style:family="paragraph" style:parent-style-name="Footnote">
      <style:text-properties officeooo:rsid="0089130f" officeooo:paragraph-rsid="0089130f"/>
    </style:style>
    <style:style style:name="P61" style:family="paragraph" style:parent-style-name="Footnote">
      <style:text-properties officeooo:rsid="0090a2e6" officeooo:paragraph-rsid="0090a2e6"/>
    </style:style>
    <style:style style:name="P62" style:family="paragraph" style:parent-style-name="Footnote">
      <style:text-properties officeooo:rsid="00925bb9" officeooo:paragraph-rsid="00925bb9"/>
    </style:style>
    <style:style style:name="P63" style:family="paragraph" style:parent-style-name="Footnote">
      <style:text-properties officeooo:rsid="009309c0" officeooo:paragraph-rsid="009309c0"/>
    </style:style>
    <style:style style:name="P64" style:family="paragraph" style:parent-style-name="Footnote">
      <style:text-properties officeooo:rsid="0095b368" officeooo:paragraph-rsid="0095b368"/>
    </style:style>
    <style:style style:name="P65" style:family="paragraph" style:parent-style-name="Footnote">
      <style:text-properties officeooo:rsid="00ad82b8" officeooo:paragraph-rsid="00ad82b8"/>
    </style:style>
    <style:style style:name="P66" style:family="paragraph" style:parent-style-name="Footnote">
      <style:text-properties officeooo:rsid="00af182f" officeooo:paragraph-rsid="00af182f"/>
    </style:style>
    <style:style style:name="P67" style:family="paragraph" style:parent-style-name="Footnote">
      <style:text-properties officeooo:rsid="00b0f2fb" officeooo:paragraph-rsid="00b0f2fb"/>
    </style:style>
    <style:style style:name="P68" style:family="paragraph" style:parent-style-name="Footnote">
      <style:text-properties officeooo:rsid="00b66151" officeooo:paragraph-rsid="00b66151"/>
    </style:style>
    <style:style style:name="P69" style:family="paragraph" style:parent-style-name="Footnote">
      <style:text-properties officeooo:rsid="00b9186a" officeooo:paragraph-rsid="00b9186a"/>
    </style:style>
    <style:style style:name="P70" style:family="paragraph" style:parent-style-name="Footnote">
      <style:text-properties officeooo:rsid="00c20dfb" officeooo:paragraph-rsid="00c20dfb"/>
    </style:style>
    <style:style style:name="P71" style:family="paragraph" style:parent-style-name="Footnote">
      <style:text-properties officeooo:rsid="00c24245" officeooo:paragraph-rsid="00c24245"/>
    </style:style>
    <style:style style:name="P72" style:family="paragraph" style:parent-style-name="Footnote">
      <style:text-properties officeooo:rsid="00c29b22" officeooo:paragraph-rsid="00c29b22"/>
    </style:style>
    <style:style style:name="P73" style:family="paragraph" style:parent-style-name="Footnote">
      <style:text-properties officeooo:rsid="00c31237" officeooo:paragraph-rsid="00c31237"/>
    </style:style>
    <style:style style:name="P74" style:family="paragraph" style:parent-style-name="Footnote">
      <style:text-properties officeooo:rsid="00c373fb" officeooo:paragraph-rsid="00c373fb"/>
    </style:style>
    <style:style style:name="P75" style:family="paragraph" style:parent-style-name="Footnote">
      <style:text-properties officeooo:rsid="00c497b8" officeooo:paragraph-rsid="00c497b8"/>
    </style:style>
    <style:style style:name="P76" style:family="paragraph" style:parent-style-name="Footnote">
      <style:text-properties officeooo:rsid="00cab943" officeooo:paragraph-rsid="00cab943"/>
    </style:style>
    <style:style style:name="P77" style:family="paragraph" style:parent-style-name="Footnote">
      <style:text-properties officeooo:rsid="00cc654f" officeooo:paragraph-rsid="00cc654f"/>
    </style:style>
    <style:style style:name="P78" style:family="paragraph" style:parent-style-name="Footnote">
      <style:text-properties officeooo:rsid="00cdeff4" officeooo:paragraph-rsid="00cdeff4"/>
    </style:style>
    <style:style style:name="P79" style:family="paragraph" style:parent-style-name="Footnote">
      <style:text-properties officeooo:rsid="00dbc5ef" officeooo:paragraph-rsid="00dbc5ef"/>
    </style:style>
    <style:style style:name="P80" style:family="paragraph" style:parent-style-name="Footnote">
      <style:text-properties officeooo:rsid="00dd9321" officeooo:paragraph-rsid="00dd9321"/>
    </style:style>
    <style:style style:name="P81" style:family="paragraph" style:parent-style-name="Footnote">
      <style:text-properties officeooo:rsid="00dde365" officeooo:paragraph-rsid="00dde365"/>
    </style:style>
    <style:style style:name="P82" style:family="paragraph" style:parent-style-name="Footnote">
      <style:text-properties officeooo:rsid="00dfb4a4" officeooo:paragraph-rsid="00dfb4a4"/>
    </style:style>
    <style:style style:name="P83" style:family="paragraph" style:parent-style-name="Footnote">
      <style:text-properties officeooo:rsid="00e1250e" officeooo:paragraph-rsid="00e1250e"/>
    </style:style>
    <style:style style:name="P84" style:family="paragraph" style:parent-style-name="Footnote">
      <style:text-properties officeooo:rsid="00e276ff" officeooo:paragraph-rsid="00e276ff"/>
    </style:style>
    <style:style style:name="P85" style:family="paragraph" style:parent-style-name="Footnote">
      <style:text-properties officeooo:rsid="00e44f14" officeooo:paragraph-rsid="00e44f14"/>
    </style:style>
    <style:style style:name="P86" style:family="paragraph" style:parent-style-name="Footnote">
      <style:text-properties officeooo:rsid="00e4bac1" officeooo:paragraph-rsid="00e4bac1"/>
    </style:style>
    <style:style style:name="P87" style:family="paragraph" style:parent-style-name="Footnote">
      <style:text-properties officeooo:rsid="00e65290" officeooo:paragraph-rsid="00e65290"/>
    </style:style>
    <style:style style:name="P88" style:family="paragraph" style:parent-style-name="Footnote">
      <style:text-properties officeooo:rsid="00e722fd" officeooo:paragraph-rsid="00e722fd"/>
    </style:style>
    <style:style style:name="P89" style:family="paragraph" style:parent-style-name="Footnote">
      <style:text-properties officeooo:rsid="00e87038" officeooo:paragraph-rsid="00e87038"/>
    </style:style>
    <style:style style:name="P90" style:family="paragraph" style:parent-style-name="Footnote">
      <style:text-properties officeooo:rsid="00ec126b" officeooo:paragraph-rsid="00ec126b"/>
    </style:style>
    <style:style style:name="P91" style:family="paragraph" style:parent-style-name="Footnote">
      <style:text-properties officeooo:rsid="00ec44c4" officeooo:paragraph-rsid="00ec44c4"/>
    </style:style>
    <style:style style:name="P92" style:family="paragraph" style:parent-style-name="Footnote">
      <style:text-properties officeooo:rsid="00f12362" officeooo:paragraph-rsid="00f12362"/>
    </style:style>
    <style:style style:name="P93" style:family="paragraph" style:parent-style-name="Footnote">
      <style:text-properties officeooo:rsid="00f1a83b" officeooo:paragraph-rsid="00f1a83b"/>
    </style:style>
    <style:style style:name="P94" style:family="paragraph" style:parent-style-name="Footnote">
      <style:text-properties officeooo:rsid="00f3ddff" officeooo:paragraph-rsid="00f3ddff"/>
    </style:style>
    <style:style style:name="P95"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96" style:family="paragraph" style:parent-style-name="Text_20_body">
      <style:text-properties officeooo:rsid="002a7c47" officeooo:paragraph-rsid="002a7c47"/>
    </style:style>
    <style:style style:name="P97" style:family="paragraph" style:parent-style-name="Text_20_body">
      <style:text-properties officeooo:rsid="002b304d" officeooo:paragraph-rsid="002b304d"/>
    </style:style>
    <style:style style:name="P98" style:family="paragraph" style:parent-style-name="Text_20_body">
      <style:text-properties officeooo:rsid="002bf5f7" officeooo:paragraph-rsid="002c7eb9"/>
    </style:style>
    <style:style style:name="P99" style:family="paragraph" style:parent-style-name="Text_20_body">
      <style:text-properties officeooo:rsid="002c7eb9" officeooo:paragraph-rsid="002dbce2"/>
    </style:style>
    <style:style style:name="P100" style:family="paragraph" style:parent-style-name="Text_20_body">
      <style:text-properties officeooo:rsid="00309b9d" officeooo:paragraph-rsid="00309b9d"/>
    </style:style>
    <style:style style:name="P101" style:family="paragraph" style:parent-style-name="Text_20_body">
      <style:text-properties officeooo:rsid="00309b9d" officeooo:paragraph-rsid="0036ecb7"/>
    </style:style>
    <style:style style:name="P102" style:family="paragraph" style:parent-style-name="Text_20_body">
      <style:text-properties officeooo:rsid="00392665" officeooo:paragraph-rsid="00392665"/>
    </style:style>
    <style:style style:name="P103" style:family="paragraph" style:parent-style-name="Text_20_body">
      <style:text-properties officeooo:rsid="003d3856" officeooo:paragraph-rsid="003d3856"/>
    </style:style>
    <style:style style:name="P104" style:family="paragraph" style:parent-style-name="Text_20_body">
      <style:text-properties officeooo:rsid="0036ecb7" officeooo:paragraph-rsid="0036ecb7"/>
    </style:style>
    <style:style style:name="P105" style:family="paragraph" style:parent-style-name="Text_20_body">
      <style:text-properties officeooo:paragraph-rsid="00414efa"/>
    </style:style>
    <style:style style:name="P106" style:family="paragraph" style:parent-style-name="Text_20_body">
      <style:text-properties officeooo:paragraph-rsid="0041c822"/>
    </style:style>
    <style:style style:name="P107" style:family="paragraph" style:parent-style-name="Text_20_body">
      <style:text-properties officeooo:rsid="0041c822" officeooo:paragraph-rsid="004300d0"/>
    </style:style>
    <style:style style:name="P108" style:family="paragraph" style:parent-style-name="Text_20_body">
      <style:text-properties officeooo:rsid="004300d0" officeooo:paragraph-rsid="004300d0"/>
    </style:style>
    <style:style style:name="P109" style:family="paragraph" style:parent-style-name="Text_20_body">
      <style:text-properties officeooo:rsid="0044ef66" officeooo:paragraph-rsid="0044ef66"/>
    </style:style>
    <style:style style:name="P110" style:family="paragraph" style:parent-style-name="Text_20_body">
      <style:text-properties officeooo:paragraph-rsid="0044ef66"/>
    </style:style>
    <style:style style:name="P111" style:family="paragraph" style:parent-style-name="Text_20_body">
      <style:text-properties officeooo:paragraph-rsid="004c77d2"/>
    </style:style>
    <style:style style:name="P112" style:family="paragraph" style:parent-style-name="Text_20_body">
      <style:text-properties officeooo:paragraph-rsid="004d11f9"/>
    </style:style>
    <style:style style:name="P113" style:family="paragraph" style:parent-style-name="Text_20_body">
      <style:text-properties officeooo:rsid="004f8e86" officeooo:paragraph-rsid="004f8e86"/>
    </style:style>
    <style:style style:name="P114" style:family="paragraph" style:parent-style-name="Text_20_body">
      <style:text-properties officeooo:rsid="00518b47" officeooo:paragraph-rsid="00518b47"/>
    </style:style>
    <style:style style:name="P115" style:family="paragraph" style:parent-style-name="Text_20_body">
      <style:text-properties officeooo:rsid="00535aae" officeooo:paragraph-rsid="00535aae"/>
    </style:style>
    <style:style style:name="P116" style:family="paragraph" style:parent-style-name="Text_20_body">
      <style:text-properties officeooo:rsid="00541536" officeooo:paragraph-rsid="00541536"/>
    </style:style>
    <style:style style:name="P117" style:family="paragraph" style:parent-style-name="Text_20_body">
      <style:text-properties officeooo:rsid="005d9947" officeooo:paragraph-rsid="005d9947"/>
    </style:style>
    <style:style style:name="P118" style:family="paragraph" style:parent-style-name="Text_20_body">
      <style:text-properties officeooo:rsid="0060cd08" officeooo:paragraph-rsid="0060cd08"/>
    </style:style>
    <style:style style:name="P119" style:family="paragraph" style:parent-style-name="Text_20_body">
      <style:text-properties officeooo:rsid="002dbce2" officeooo:paragraph-rsid="002dbce2"/>
    </style:style>
    <style:style style:name="P120" style:family="paragraph" style:parent-style-name="Text_20_body">
      <style:text-properties officeooo:rsid="0065f5e1" officeooo:paragraph-rsid="0065f5e1"/>
    </style:style>
    <style:style style:name="P121" style:family="paragraph" style:parent-style-name="Text_20_body">
      <style:text-properties style:font-name="Liberation Sans" officeooo:rsid="00682701" officeooo:paragraph-rsid="00682701"/>
    </style:style>
    <style:style style:name="P122" style:family="paragraph" style:parent-style-name="Text_20_body">
      <style:text-properties style:font-name="Liberation Sans" officeooo:rsid="0068e3a5" officeooo:paragraph-rsid="0068e3a5"/>
    </style:style>
    <style:style style:name="P123" style:family="paragraph" style:parent-style-name="Text_20_body">
      <style:text-properties officeooo:rsid="0068e3a5" officeooo:paragraph-rsid="0068e3a5"/>
    </style:style>
    <style:style style:name="P124" style:family="paragraph" style:parent-style-name="Text_20_body">
      <style:text-properties officeooo:rsid="006922f6" officeooo:paragraph-rsid="006922f6"/>
    </style:style>
    <style:style style:name="P125" style:family="paragraph" style:parent-style-name="Text_20_body">
      <style:text-properties officeooo:rsid="0064d204" officeooo:paragraph-rsid="0064d204"/>
    </style:style>
    <style:style style:name="P126" style:family="paragraph" style:parent-style-name="Text_20_body">
      <style:text-properties officeooo:rsid="006b4d5b" officeooo:paragraph-rsid="006b4d5b"/>
    </style:style>
    <style:style style:name="P127" style:family="paragraph" style:parent-style-name="Text_20_body">
      <style:text-properties officeooo:rsid="006e14fa" officeooo:paragraph-rsid="006e14fa"/>
    </style:style>
    <style:style style:name="P128" style:family="paragraph" style:parent-style-name="Text_20_body">
      <style:text-properties officeooo:rsid="00705f15" officeooo:paragraph-rsid="00705f15"/>
    </style:style>
    <style:style style:name="P129" style:family="paragraph" style:parent-style-name="Text_20_body">
      <style:text-properties officeooo:rsid="007213c9" officeooo:paragraph-rsid="007213c9"/>
    </style:style>
    <style:style style:name="P130" style:family="paragraph" style:parent-style-name="Text_20_body">
      <style:text-properties officeooo:rsid="0074a082" officeooo:paragraph-rsid="0074a082"/>
    </style:style>
    <style:style style:name="P131" style:family="paragraph" style:parent-style-name="Text_20_body">
      <style:text-properties officeooo:rsid="00769bf6" officeooo:paragraph-rsid="00769bf6"/>
    </style:style>
    <style:style style:name="P132" style:family="paragraph" style:parent-style-name="Text_20_body">
      <style:text-properties officeooo:rsid="00792a34" officeooo:paragraph-rsid="00792a34"/>
    </style:style>
    <style:style style:name="P133" style:family="paragraph" style:parent-style-name="Text_20_body">
      <style:text-properties officeooo:rsid="007a68d4" officeooo:paragraph-rsid="007a68d4"/>
    </style:style>
    <style:style style:name="P134" style:family="paragraph" style:parent-style-name="Text_20_body">
      <style:text-properties officeooo:rsid="007c0f42" officeooo:paragraph-rsid="007c0f42"/>
    </style:style>
    <style:style style:name="P135" style:family="paragraph" style:parent-style-name="Text_20_body">
      <style:text-properties officeooo:rsid="007c0f42" officeooo:paragraph-rsid="0084b575"/>
    </style:style>
    <style:style style:name="P136" style:family="paragraph" style:parent-style-name="Text_20_body">
      <style:text-properties officeooo:rsid="007da8a4" officeooo:paragraph-rsid="007da8a4"/>
    </style:style>
    <style:style style:name="P137" style:family="paragraph" style:parent-style-name="Text_20_body">
      <style:text-properties officeooo:rsid="0080ddf3" officeooo:paragraph-rsid="0080ddf3"/>
    </style:style>
    <style:style style:name="P138" style:family="paragraph" style:parent-style-name="Text_20_body">
      <style:text-properties officeooo:rsid="0082391c" officeooo:paragraph-rsid="0084b575"/>
    </style:style>
    <style:style style:name="P139" style:family="paragraph" style:parent-style-name="Text_20_body">
      <style:text-properties officeooo:rsid="0084b575" officeooo:paragraph-rsid="0084b575"/>
    </style:style>
    <style:style style:name="P140" style:family="paragraph" style:parent-style-name="Text_20_body">
      <style:text-properties officeooo:rsid="008a8b1e" officeooo:paragraph-rsid="008a8b1e"/>
    </style:style>
    <style:style style:name="P141" style:family="paragraph" style:parent-style-name="Text_20_body">
      <style:text-properties officeooo:rsid="00884a2f" officeooo:paragraph-rsid="00884a2f"/>
    </style:style>
    <style:style style:name="P142" style:family="paragraph" style:parent-style-name="Text_20_body">
      <style:text-properties officeooo:rsid="008f7abc" officeooo:paragraph-rsid="008f7abc"/>
    </style:style>
    <style:style style:name="P143" style:family="paragraph" style:parent-style-name="Text_20_body">
      <style:text-properties officeooo:rsid="0090a2e6" officeooo:paragraph-rsid="0090a2e6"/>
    </style:style>
    <style:style style:name="P144" style:family="paragraph" style:parent-style-name="Text_20_body">
      <style:text-properties officeooo:rsid="0090afb5" officeooo:paragraph-rsid="0090afb5"/>
    </style:style>
    <style:style style:name="P145" style:family="paragraph" style:parent-style-name="Text_20_body">
      <style:text-properties officeooo:rsid="00925bb9" officeooo:paragraph-rsid="00925bb9"/>
    </style:style>
    <style:style style:name="P146" style:family="paragraph" style:parent-style-name="Text_20_body">
      <style:text-properties officeooo:rsid="009306b5" officeooo:paragraph-rsid="009306b5"/>
    </style:style>
    <style:style style:name="P147" style:family="paragraph" style:parent-style-name="Text_20_body">
      <style:text-properties officeooo:rsid="009309c0" officeooo:paragraph-rsid="009309c0"/>
    </style:style>
    <style:style style:name="P148" style:family="paragraph" style:parent-style-name="Text_20_body">
      <style:text-properties officeooo:rsid="0095b368" officeooo:paragraph-rsid="0095b368"/>
    </style:style>
    <style:style style:name="P149" style:family="paragraph" style:parent-style-name="Text_20_body">
      <style:text-properties officeooo:rsid="0095fed0" officeooo:paragraph-rsid="0095fed0"/>
    </style:style>
    <style:style style:name="P150" style:family="paragraph" style:parent-style-name="Text_20_body">
      <style:text-properties officeooo:rsid="0095fed0" officeooo:paragraph-rsid="00aaba9f"/>
    </style:style>
    <style:style style:name="P151" style:family="paragraph" style:parent-style-name="Text_20_body">
      <style:text-properties officeooo:rsid="00961ab5" officeooo:paragraph-rsid="00961ab5"/>
    </style:style>
    <style:style style:name="P152" style:family="paragraph" style:parent-style-name="Text_20_body">
      <style:text-properties officeooo:rsid="00973540" officeooo:paragraph-rsid="00973540"/>
    </style:style>
    <style:style style:name="P153" style:family="paragraph" style:parent-style-name="Text_20_body">
      <style:text-properties officeooo:rsid="00973540" officeooo:paragraph-rsid="0098635e"/>
    </style:style>
    <style:style style:name="P154" style:family="paragraph" style:parent-style-name="Text_20_body">
      <style:text-properties style:text-position="0% 100%" officeooo:rsid="00973540" officeooo:paragraph-rsid="00973540"/>
    </style:style>
    <style:style style:name="P155" style:family="paragraph" style:parent-style-name="Text_20_body">
      <style:text-properties style:text-position="0% 100%" officeooo:rsid="00973540" officeooo:paragraph-rsid="0098635e"/>
    </style:style>
    <style:style style:name="P156" style:family="paragraph" style:parent-style-name="Text_20_body">
      <style:text-properties officeooo:rsid="009a2aea" officeooo:paragraph-rsid="009a2aea"/>
    </style:style>
    <style:style style:name="P157" style:family="paragraph" style:parent-style-name="Text_20_body">
      <style:text-properties officeooo:rsid="009afe5a" officeooo:paragraph-rsid="009afe5a"/>
    </style:style>
    <style:style style:name="P158" style:family="paragraph" style:parent-style-name="Text_20_body">
      <style:text-properties officeooo:rsid="009c495a" officeooo:paragraph-rsid="009c495a"/>
    </style:style>
    <style:style style:name="P159" style:family="paragraph" style:parent-style-name="Text_20_body">
      <style:text-properties officeooo:rsid="009c80b0" officeooo:paragraph-rsid="009c80b0"/>
    </style:style>
    <style:style style:name="P160" style:family="paragraph" style:parent-style-name="Text_20_body">
      <style:text-properties officeooo:rsid="009e7edd" officeooo:paragraph-rsid="009e7edd"/>
    </style:style>
    <style:style style:name="P161" style:family="paragraph" style:parent-style-name="Text_20_body">
      <style:text-properties officeooo:rsid="009fb486" officeooo:paragraph-rsid="009fb486"/>
    </style:style>
    <style:style style:name="P162" style:family="paragraph" style:parent-style-name="Text_20_body">
      <style:text-properties officeooo:rsid="008dc09a" officeooo:paragraph-rsid="008dc09a"/>
    </style:style>
    <style:style style:name="P163" style:family="paragraph" style:parent-style-name="Text_20_body">
      <style:text-properties officeooo:rsid="00a13c45" officeooo:paragraph-rsid="00a13c45"/>
    </style:style>
    <style:style style:name="P164" style:family="paragraph" style:parent-style-name="Text_20_body">
      <style:text-properties officeooo:rsid="00a97c30" officeooo:paragraph-rsid="00aaba9f"/>
    </style:style>
    <style:style style:name="P165" style:family="paragraph" style:parent-style-name="Text_20_body">
      <style:text-properties officeooo:rsid="00abc9f9" officeooo:paragraph-rsid="00abc9f9"/>
    </style:style>
    <style:style style:name="P166" style:family="paragraph" style:parent-style-name="Text_20_body">
      <style:text-properties officeooo:rsid="00af182f" officeooo:paragraph-rsid="00af182f"/>
    </style:style>
    <style:style style:name="P167" style:family="paragraph" style:parent-style-name="Text_20_body">
      <style:text-properties officeooo:rsid="00b3618f" officeooo:paragraph-rsid="00b3618f"/>
    </style:style>
    <style:style style:name="P168" style:family="paragraph" style:parent-style-name="Text_20_body">
      <style:text-properties fo:font-variant="normal" fo:text-transform="none" fo:color="#212529" fo:letter-spacing="normal" officeooo:rsid="009fb486" officeooo:paragraph-rsid="009fb486"/>
    </style:style>
    <style:style style:name="P169" style:family="paragraph" style:parent-style-name="Text_20_body">
      <style:text-properties fo:font-variant="normal" fo:text-transform="none" fo:color="#212529" fo:letter-spacing="normal" officeooo:rsid="00b3f676" officeooo:paragraph-rsid="00b3f676"/>
    </style:style>
    <style:style style:name="P170" style:family="paragraph" style:parent-style-name="Text_20_body">
      <style:text-properties fo:font-variant="normal" fo:text-transform="none" fo:color="#212529" fo:letter-spacing="normal" officeooo:paragraph-rsid="00d30a8a"/>
    </style:style>
    <style:style style:name="P171"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72"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73"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74"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75"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76"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77"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178" style:family="paragraph" style:parent-style-name="Text_20_body">
      <style:text-properties officeooo:rsid="00b3f676" officeooo:paragraph-rsid="00b3f676"/>
    </style:style>
    <style:style style:name="P179" style:family="paragraph" style:parent-style-name="Text_20_body">
      <style:text-properties officeooo:rsid="00b6200d" officeooo:paragraph-rsid="00b6200d"/>
    </style:style>
    <style:style style:name="P180" style:family="paragraph" style:parent-style-name="Text_20_body">
      <style:text-properties officeooo:rsid="00bd366b" officeooo:paragraph-rsid="00bd366b"/>
    </style:style>
    <style:style style:name="P181" style:family="paragraph" style:parent-style-name="Text_20_body">
      <style:text-properties officeooo:rsid="00bebc16" officeooo:paragraph-rsid="00bebc16"/>
    </style:style>
    <style:style style:name="P182" style:family="paragraph" style:parent-style-name="Text_20_body">
      <style:text-properties officeooo:rsid="00bf64f7" officeooo:paragraph-rsid="00bf64f7"/>
    </style:style>
    <style:style style:name="P183" style:family="paragraph" style:parent-style-name="Text_20_body">
      <style:text-properties officeooo:rsid="00be46bf" officeooo:paragraph-rsid="00be46bf"/>
    </style:style>
    <style:style style:name="P184" style:family="paragraph" style:parent-style-name="Text_20_body">
      <style:text-properties officeooo:rsid="00c03055" officeooo:paragraph-rsid="00c03055"/>
    </style:style>
    <style:style style:name="P185" style:family="paragraph" style:parent-style-name="Text_20_body">
      <style:text-properties officeooo:rsid="00c20dfb" officeooo:paragraph-rsid="00c20dfb"/>
    </style:style>
    <style:style style:name="P186" style:family="paragraph" style:parent-style-name="Text_20_body">
      <style:text-properties officeooo:rsid="00c24245" officeooo:paragraph-rsid="00c24245"/>
    </style:style>
    <style:style style:name="P187" style:family="paragraph" style:parent-style-name="Text_20_body">
      <style:text-properties officeooo:rsid="00c29b22" officeooo:paragraph-rsid="00c29b22"/>
    </style:style>
    <style:style style:name="P188" style:family="paragraph" style:parent-style-name="Text_20_body">
      <style:text-properties officeooo:rsid="00c373fb" officeooo:paragraph-rsid="00c373fb"/>
    </style:style>
    <style:style style:name="P189" style:family="paragraph" style:parent-style-name="Text_20_body">
      <style:text-properties officeooo:rsid="00cab943" officeooo:paragraph-rsid="00cab943"/>
    </style:style>
    <style:style style:name="P190" style:family="paragraph" style:parent-style-name="Text_20_body">
      <style:text-properties officeooo:rsid="00d23556" officeooo:paragraph-rsid="00d23556"/>
    </style:style>
    <style:style style:name="P191" style:family="paragraph" style:parent-style-name="Text_20_body">
      <style:text-properties officeooo:paragraph-rsid="00d2c5d5"/>
    </style:style>
    <style:style style:name="P192" style:family="paragraph" style:parent-style-name="Text_20_body">
      <style:text-properties officeooo:rsid="00cdeff4" officeooo:paragraph-rsid="00cdeff4"/>
    </style:style>
    <style:style style:name="P193" style:family="paragraph" style:parent-style-name="Text_20_body">
      <style:text-properties officeooo:rsid="00da7d8d" officeooo:paragraph-rsid="00da7d8d"/>
    </style:style>
    <style:style style:name="P194" style:family="paragraph" style:parent-style-name="Text_20_body">
      <style:text-properties officeooo:rsid="00dbc5ef" officeooo:paragraph-rsid="00dbc5ef"/>
    </style:style>
    <style:style style:name="P195" style:family="paragraph" style:parent-style-name="Text_20_body">
      <style:text-properties officeooo:rsid="00dde365" officeooo:paragraph-rsid="00dde365"/>
    </style:style>
    <style:style style:name="P196" style:family="paragraph" style:parent-style-name="Text_20_body">
      <style:text-properties officeooo:rsid="00dfb4a4" officeooo:paragraph-rsid="00dfb4a4"/>
    </style:style>
    <style:style style:name="P197" style:family="paragraph" style:parent-style-name="Text_20_body">
      <style:text-properties officeooo:rsid="00e1250e" officeooo:paragraph-rsid="00e1250e"/>
    </style:style>
    <style:style style:name="P198" style:family="paragraph" style:parent-style-name="Text_20_body">
      <style:text-properties officeooo:rsid="00e4bac1" officeooo:paragraph-rsid="00e4bac1"/>
    </style:style>
    <style:style style:name="P199" style:family="paragraph" style:parent-style-name="Text_20_body">
      <style:text-properties officeooo:rsid="00e65080" officeooo:paragraph-rsid="00e65080"/>
    </style:style>
    <style:style style:name="P200" style:family="paragraph" style:parent-style-name="Text_20_body">
      <style:text-properties officeooo:rsid="00e722fd" officeooo:paragraph-rsid="00e722fd"/>
    </style:style>
    <style:style style:name="P201" style:family="paragraph" style:parent-style-name="Text_20_body">
      <style:text-properties officeooo:rsid="00e87038" officeooo:paragraph-rsid="00ea55c9"/>
    </style:style>
    <style:style style:name="P202" style:family="paragraph" style:parent-style-name="Text_20_body">
      <style:text-properties officeooo:rsid="00ec126b" officeooo:paragraph-rsid="00ec126b"/>
    </style:style>
    <style:style style:name="P203" style:family="paragraph" style:parent-style-name="Text_20_body">
      <style:text-properties officeooo:rsid="00ee3bbc" officeooo:paragraph-rsid="00ee3bbc"/>
    </style:style>
    <style:style style:name="P204" style:family="paragraph" style:parent-style-name="Text_20_body">
      <style:text-properties officeooo:rsid="00ee3bbc" officeooo:paragraph-rsid="00ef4c6a"/>
    </style:style>
    <style:style style:name="P205" style:family="paragraph" style:parent-style-name="Text_20_body">
      <style:text-properties officeooo:paragraph-rsid="00f12362"/>
    </style:style>
    <style:style style:name="P206" style:family="paragraph" style:parent-style-name="Text_20_body">
      <style:text-properties officeooo:rsid="00f12362" officeooo:paragraph-rsid="00f12362"/>
    </style:style>
    <style:style style:name="P207" style:family="paragraph" style:parent-style-name="Text_20_body">
      <style:text-properties officeooo:rsid="00f125b9" officeooo:paragraph-rsid="00f3a1cb"/>
    </style:style>
    <style:style style:name="P208" style:family="paragraph" style:parent-style-name="Text_20_body">
      <style:text-properties officeooo:rsid="00f3a1cb" officeooo:paragraph-rsid="00f3a1cb"/>
    </style:style>
    <style:style style:name="P209"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210"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211"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212"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213"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214"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215"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216"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217" style:family="paragraph" style:parent-style-name="Text_20_body">
      <style:paragraph-properties fo:margin-top="0.0598in" fo:margin-bottom="0.0598in" loext:contextual-spacing="false"/>
    </style:style>
    <style:style style:name="P218" style:family="paragraph" style:parent-style-name="Quotations">
      <style:text-properties officeooo:rsid="00535aae" officeooo:paragraph-rsid="00535aae"/>
    </style:style>
    <style:style style:name="P219" style:family="paragraph" style:parent-style-name="Quotations">
      <style:text-properties officeooo:rsid="00535aae" officeooo:paragraph-rsid="00541536"/>
    </style:style>
    <style:style style:name="P220" style:family="paragraph" style:parent-style-name="Quotations">
      <style:text-properties officeooo:paragraph-rsid="00535aae"/>
    </style:style>
    <style:style style:name="P221" style:family="paragraph" style:parent-style-name="Quotations">
      <style:text-properties officeooo:rsid="00541536" officeooo:paragraph-rsid="00541536"/>
    </style:style>
    <style:style style:name="P222" style:family="paragraph" style:parent-style-name="Quotations">
      <style:text-properties officeooo:rsid="005a5c01" officeooo:paragraph-rsid="005a5c01"/>
    </style:style>
    <style:style style:name="P223"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224" style:family="paragraph" style:parent-style-name="Quotations">
      <style:text-properties officeooo:paragraph-rsid="007c0f42"/>
    </style:style>
    <style:style style:name="P225" style:family="paragraph" style:parent-style-name="Heading">
      <style:text-properties officeooo:rsid="006922f6" officeooo:paragraph-rsid="006922f6"/>
    </style:style>
    <style:style style:name="P226" style:family="paragraph" style:parent-style-name="Text_20_body">
      <style:paragraph-properties fo:break-before="page"/>
      <style:text-properties officeooo:rsid="00a5499a" officeooo:paragraph-rsid="00a5499a"/>
    </style:style>
    <style:style style:name="P227" style:family="paragraph" style:parent-style-name="Title">
      <style:text-properties fo:font-size="18pt" officeooo:paragraph-rsid="00f12362" style:font-size-asian="18pt" style:font-size-complex="18pt"/>
    </style:style>
    <style:style style:name="P228" style:family="paragraph" style:parent-style-name="Text_20_body" style:list-style-name="L1">
      <style:text-properties officeooo:rsid="006922f6" officeooo:paragraph-rsid="006922f6"/>
    </style:style>
    <style:style style:name="P229" style:family="paragraph" style:parent-style-name="Text_20_body" style:list-style-name="L2">
      <style:text-properties officeooo:rsid="00d23556" officeooo:paragraph-rsid="00d23556"/>
    </style:style>
    <style:style style:name="P230" style:family="paragraph" style:parent-style-name="Text_20_body" style:list-style-name="L2">
      <style:text-properties officeooo:rsid="00d23556" officeooo:paragraph-rsid="00d264b1"/>
    </style:style>
    <style:style style:name="P231" style:family="paragraph" style:parent-style-name="Text_20_body">
      <style:text-properties officeooo:rsid="00f1a83b" officeooo:paragraph-rsid="00f3a1cb"/>
    </style:style>
    <style:style style:name="P232" style:family="paragraph" style:parent-style-name="Heading_20_2">
      <style:text-properties officeooo:rsid="0023c569" officeooo:paragraph-rsid="0026de87"/>
    </style:style>
    <style:style style:name="P233" style:family="paragraph" style:parent-style-name="Heading_20_2">
      <style:text-properties officeooo:rsid="002a7c47" officeooo:paragraph-rsid="002a7c47"/>
    </style:style>
    <style:style style:name="P234" style:family="paragraph" style:parent-style-name="Heading_20_2">
      <style:text-properties officeooo:rsid="002b304d" officeooo:paragraph-rsid="0036ecb7"/>
    </style:style>
    <style:style style:name="P235" style:family="paragraph" style:parent-style-name="Heading_20_2">
      <style:text-properties officeooo:rsid="0065f5e1" officeooo:paragraph-rsid="0065f5e1"/>
    </style:style>
    <style:style style:name="P236" style:family="paragraph" style:parent-style-name="Heading_20_2">
      <style:text-properties officeooo:rsid="0040a614" officeooo:paragraph-rsid="0040a614"/>
    </style:style>
    <style:style style:name="P237" style:family="paragraph" style:parent-style-name="Heading_20_2">
      <style:text-properties officeooo:paragraph-rsid="003ef43b"/>
    </style:style>
    <style:style style:name="P238" style:family="paragraph" style:parent-style-name="Heading_20_2">
      <style:text-properties officeooo:rsid="00280c7c" officeooo:paragraph-rsid="00280c7c"/>
    </style:style>
    <style:style style:name="P239" style:family="paragraph" style:parent-style-name="Heading_20_2">
      <style:text-properties style:font-name="Liberation Sans" officeooo:rsid="0018fe52"/>
    </style:style>
    <style:style style:name="P240" style:family="paragraph" style:parent-style-name="Heading_20_2">
      <style:text-properties officeooo:rsid="00925bb9" officeooo:paragraph-rsid="00925bb9"/>
    </style:style>
    <style:style style:name="P241" style:family="paragraph" style:parent-style-name="Heading_20_2">
      <style:paragraph-properties fo:break-before="page"/>
    </style:style>
    <style:style style:name="P242" style:family="paragraph" style:parent-style-name="Title">
      <style:text-properties fo:font-size="18pt" officeooo:rsid="00f12362" officeooo:paragraph-rsid="00f12362" style:font-size-asian="18pt" style:font-size-complex="18pt"/>
    </style:style>
    <style:style style:name="P243" style:family="paragraph" style:parent-style-name="Heading_20_1">
      <style:text-properties officeooo:rsid="00da7d8d" officeooo:paragraph-rsid="00da7d8d"/>
    </style:style>
    <style:style style:name="P244" style:family="paragraph" style:parent-style-name="Heading_20_1">
      <style:paragraph-properties fo:break-before="page"/>
    </style:style>
    <style:style style:name="P245" style:family="paragraph" style:parent-style-name="Heading_20_3">
      <style:text-properties officeooo:rsid="004f8e86" officeooo:paragraph-rsid="004f8e86"/>
    </style:style>
    <style:style style:name="P246" style:family="paragraph" style:parent-style-name="Heading_20_3">
      <style:text-properties officeooo:rsid="002bf5f7" officeooo:paragraph-rsid="002bf5f7"/>
    </style:style>
    <style:style style:name="P247" style:family="paragraph" style:parent-style-name="Heading_20_3">
      <style:text-properties officeooo:rsid="0065f5e1" officeooo:paragraph-rsid="0065f5e1"/>
    </style:style>
    <style:style style:name="P248" style:family="paragraph" style:parent-style-name="Heading_20_3">
      <style:text-properties officeooo:rsid="00280c7c" officeooo:paragraph-rsid="00280c7c"/>
    </style:style>
    <style:style style:name="P249" style:family="paragraph" style:parent-style-name="Heading_20_3">
      <style:text-properties officeooo:rsid="00280c7c" officeooo:paragraph-rsid="0028a22e"/>
    </style:style>
    <style:style style:name="P250" style:family="paragraph" style:parent-style-name="Heading_20_3">
      <style:text-properties officeooo:rsid="0090afb5" officeooo:paragraph-rsid="0090afb5"/>
    </style:style>
    <style:style style:name="P251" style:family="paragraph" style:parent-style-name="Footnote">
      <style:text-properties officeooo:rsid="00f447c9" officeooo:paragraph-rsid="00f447c9"/>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fo:font-variant="normal" fo:text-transform="none" fo:color="#333333" style:font-name="Source Sans Pro" fo:letter-spacing="normal" fo:font-style="italic" fo:font-weight="bold"/>
    </style:style>
    <style:style style:name="T86" style:family="text">
      <style:text-properties fo:font-variant="normal" fo:text-transform="none" fo:color="#212529" style:font-name="Roboto" fo:font-size="12pt" fo:letter-spacing="normal" fo:font-style="normal" fo:font-weight="normal" officeooo:rsid="00d2c5d5"/>
    </style:style>
    <style:style style:name="T87" style:family="text">
      <style:text-properties officeooo:rsid="006d405d"/>
    </style:style>
    <style:style style:name="T88" style:family="text">
      <style:text-properties officeooo:rsid="006f7a11"/>
    </style:style>
    <style:style style:name="T89" style:family="text">
      <style:text-properties officeooo:rsid="007213c9"/>
    </style:style>
    <style:style style:name="T90" style:family="text">
      <style:text-properties officeooo:rsid="00722528"/>
    </style:style>
    <style:style style:name="T91" style:family="text">
      <style:text-properties officeooo:rsid="00769bf6"/>
    </style:style>
    <style:style style:name="T92" style:family="text">
      <style:text-properties officeooo:rsid="007a68d4"/>
    </style:style>
    <style:style style:name="T93" style:family="text">
      <style:text-properties officeooo:rsid="007bf761"/>
    </style:style>
    <style:style style:name="T94" style:family="text">
      <style:text-properties officeooo:rsid="007caa44"/>
    </style:style>
    <style:style style:name="T95" style:family="text">
      <style:text-properties officeooo:rsid="007da8a4"/>
    </style:style>
    <style:style style:name="T96" style:family="text">
      <style:text-properties officeooo:rsid="007e88d2"/>
    </style:style>
    <style:style style:name="T97" style:family="text">
      <style:text-properties officeooo:rsid="0080152c"/>
    </style:style>
    <style:style style:name="T98" style:family="text">
      <style:text-properties officeooo:rsid="0082391c"/>
    </style:style>
    <style:style style:name="T99" style:family="text">
      <style:text-properties officeooo:rsid="0083644f"/>
    </style:style>
    <style:style style:name="T100" style:family="text">
      <style:text-properties officeooo:rsid="008695f1"/>
    </style:style>
    <style:style style:name="T101" style:family="text">
      <style:text-properties officeooo:rsid="0089130f"/>
    </style:style>
    <style:style style:name="T102" style:family="text">
      <style:text-properties officeooo:rsid="008beecd"/>
    </style:style>
    <style:style style:name="T103" style:family="text">
      <style:text-properties officeooo:rsid="008dc09a"/>
    </style:style>
    <style:style style:name="T104" style:family="text">
      <style:text-properties officeooo:rsid="0090afb5"/>
    </style:style>
    <style:style style:name="T105" style:family="text">
      <style:text-properties officeooo:rsid="009464cb"/>
    </style:style>
    <style:style style:name="T106" style:family="text">
      <style:text-properties officeooo:rsid="0095b368"/>
    </style:style>
    <style:style style:name="T107" style:family="text">
      <style:text-properties style:text-position="sub 58%" officeooo:rsid="00961ab5"/>
    </style:style>
    <style:style style:name="T108" style:family="text">
      <style:text-properties style:text-position="0% 100%"/>
    </style:style>
    <style:style style:name="T109" style:family="text">
      <style:text-properties style:text-position="0% 100%" officeooo:rsid="009844b8"/>
    </style:style>
    <style:style style:name="T110" style:family="text">
      <style:text-properties style:text-position="0% 100%" officeooo:rsid="0098635e"/>
    </style:style>
    <style:style style:name="T111" style:family="text">
      <style:text-properties officeooo:rsid="00973540"/>
    </style:style>
    <style:style style:name="T112" style:family="text">
      <style:text-properties officeooo:rsid="0098635e"/>
    </style:style>
    <style:style style:name="T113" style:family="text">
      <style:text-properties officeooo:rsid="009afe5a"/>
    </style:style>
    <style:style style:name="T114" style:family="text">
      <style:text-properties officeooo:rsid="009c495a"/>
    </style:style>
    <style:style style:name="T115" style:family="text">
      <style:text-properties style:font-name="Roboto" fo:font-size="12pt" fo:font-style="normal" fo:font-weight="normal"/>
    </style:style>
    <style:style style:name="T116" style:family="text">
      <style:text-properties style:font-name="Roboto" fo:font-size="12pt" fo:font-style="normal" fo:font-weight="normal" officeooo:rsid="00d30a8a"/>
    </style:style>
    <style:style style:name="T117" style:family="text">
      <style:text-properties style:font-name="Roboto" fo:font-size="12pt" fo:font-style="normal" fo:font-weight="bold" style:font-weight-asian="bold" style:font-weight-complex="bold"/>
    </style:style>
    <style:style style:name="T118" style:family="text">
      <style:text-properties officeooo:rsid="009e7edd"/>
    </style:style>
    <style:style style:name="T119" style:family="text">
      <style:text-properties officeooo:rsid="00a91ad2"/>
    </style:style>
    <style:style style:name="T120" style:family="text">
      <style:text-properties officeooo:rsid="00a97c30"/>
    </style:style>
    <style:style style:name="T121" style:family="text">
      <style:text-properties officeooo:rsid="00ad82b8"/>
    </style:style>
    <style:style style:name="T122" style:family="text">
      <style:text-properties officeooo:rsid="00b0f2fb"/>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fo:font-size="10pt" fo:font-style="italic" style:font-size-asian="10pt" style:font-style-asian="italic" style:font-size-complex="10pt" style:font-style-complex="italic"/>
    </style:style>
    <style:style style:name="T125" style:family="text">
      <style:text-properties officeooo:rsid="00b53197"/>
    </style:style>
    <style:style style:name="T126" style:family="text">
      <style:text-properties officeooo:rsid="00b66151"/>
    </style:style>
    <style:style style:name="T127" style:family="text">
      <style:text-properties officeooo:rsid="00b79277"/>
    </style:style>
    <style:style style:name="T128" style:family="text">
      <style:text-properties officeooo:rsid="00bf64f7"/>
    </style:style>
    <style:style style:name="T129" style:family="text">
      <style:text-properties officeooo:rsid="00c2a54e"/>
    </style:style>
    <style:style style:name="T130" style:family="text">
      <style:text-properties officeooo:rsid="00c66eea"/>
    </style:style>
    <style:style style:name="T131" style:family="text">
      <style:text-properties officeooo:rsid="00cab943"/>
    </style:style>
    <style:style style:name="T132" style:family="text">
      <style:text-properties officeooo:rsid="00cc654f"/>
    </style:style>
    <style:style style:name="T133" style:family="text">
      <style:text-properties officeooo:rsid="00ccc23f"/>
    </style:style>
    <style:style style:name="T134" style:family="text">
      <style:text-properties officeooo:rsid="00ce9a17"/>
    </style:style>
    <style:style style:name="T135" style:family="text">
      <style:text-properties officeooo:rsid="00d23556"/>
    </style:style>
    <style:style style:name="T136" style:family="text">
      <style:text-properties fo:color="#333333" style:font-name="Source Sans Pro" fo:font-size="12pt" fo:font-style="normal" fo:font-weight="normal"/>
    </style:style>
    <style:style style:name="T137" style:family="text">
      <style:text-properties fo:color="#333333" style:font-name="Source Sans Pro" fo:font-size="12pt" fo:font-style="normal" fo:font-weight="normal" officeooo:rsid="00d4bc98"/>
    </style:style>
    <style:style style:name="T138" style:family="text">
      <style:text-properties fo:color="#333333" style:font-name="inherit" fo:font-size="12pt" fo:font-style="normal" fo:font-weight="bold"/>
    </style:style>
    <style:style style:name="T139" style:family="text">
      <style:text-properties officeooo:rsid="00dbc5ef"/>
    </style:style>
    <style:style style:name="T140" style:family="text">
      <style:text-properties officeooo:rsid="00dd9321"/>
    </style:style>
    <style:style style:name="T141" style:family="text">
      <style:text-properties officeooo:rsid="00dfb4a4"/>
    </style:style>
    <style:style style:name="T142" style:family="text">
      <style:text-properties officeooo:rsid="00e1250e"/>
    </style:style>
    <style:style style:name="T143" style:family="text">
      <style:text-properties officeooo:rsid="00e276ff"/>
    </style:style>
    <style:style style:name="T144" style:family="text">
      <style:text-properties officeooo:rsid="00e44f14"/>
    </style:style>
    <style:style style:name="T145" style:family="text">
      <style:text-properties officeooo:rsid="00e4bac1"/>
    </style:style>
    <style:style style:name="T146" style:family="text">
      <style:text-properties officeooo:rsid="00e5f31d"/>
    </style:style>
    <style:style style:name="T147" style:family="text">
      <style:text-properties officeooo:rsid="00e6d99b"/>
    </style:style>
    <style:style style:name="T148" style:family="text">
      <style:text-properties officeooo:rsid="00ea55c9"/>
    </style:style>
    <style:style style:name="T149" style:family="text">
      <style:text-properties officeooo:rsid="00ec44c4"/>
    </style:style>
    <style:style style:name="T150" style:family="text">
      <style:text-properties officeooo:rsid="00ee3bbc"/>
    </style:style>
    <style:style style:name="T151" style:family="text">
      <style:text-properties officeooo:rsid="00ef4c6a"/>
    </style:style>
    <style:style style:name="T152" style:family="text">
      <style:text-properties officeooo:rsid="00f12362"/>
    </style:style>
    <style:style style:name="T153" style:family="text">
      <style:text-properties officeooo:rsid="00f125b9"/>
    </style:style>
    <style:style style:name="T154" style:family="text">
      <style:text-properties officeooo:rsid="00f1a83b"/>
    </style:style>
    <style:style style:name="T155" style:family="text">
      <style:text-properties officeooo:rsid="00f3a1c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text:span text:style-name="T36">Assign</text:span> <text:span text:style-name="T36">Onward</text:span>: </text:p>
      <text:p text:style-name="P242">Digital promises of the near future</text:p>
      <text:p text:style-name="P205"><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217"><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5">Genesis Block Smart Contracts, later acronymized as GBSC</text:p><text:p text:style-name="P45"/></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5"/></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6"><text:span text:style-name="T8">Caveat: not all arbitrary data is permitted by law in all jurisdictions. <text:s/></text:span><text:span text:style-name="T10">See: </text:span><text:span text:style-name="T11">Public</text:span><text:span text:style-name="T12">ation of Suppressed information.</text:span></text:p><text:p text:style-name="P15"/></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212">Will Turner: This is either madness… or brilliance. <text:s text:c="15"/></text:p>
      <text:p text:style-name="P212">Jack Sparrow: It’s remarkable how often those two traits coincide. </text:p>
      <text:p text:style-name="P212">Pirates of the Caribbean: The Curse of the Black Pearl</text:p>
      <text:p text:style-name="P111"><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6">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211">Harry Potter and the Philosopher's Stone</text:p>
      <text:p text:style-name="P112"><text:soft-page-break/><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7">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5"/></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8">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6"/></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0">Integers provide exact repeatable computations, unlike floating point numbers which can require unusual care to avoid slightly different results on different computing platforms. <text:s/></text:p><text:p text:style-name="P24"/></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3">Every page in the chain includes share transfer information, at a minimum between the share giver who is directing this page to be recorded and the recording workers who take shares in exchange for their labors.</text:p><text:p text:style-name="P33"/></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19">CAGR: Compound Annual Growth Rate</text:p><text:p text:style-name="P27"/></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9">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7"/></text:note-body></text:note></text:span></text:p>
      <text:h text:style-name="Heading_20_3" text:outline-level="3"><text:soft-page-break/>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1">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8"/></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3">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3"/></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2">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2"/></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7">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ext:span><text:soft-page-break/><text:span text:style-name="T19">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214">Criss Jami: Persistence. Perfection. Patience. Power. <text:s text:c="13"/></text:p>
      <text:p text:style-name="P210"><text:s text:c="2"/>Prioritize your passion. It keeps you sane. <text:s text:c="21"/></text:p>
      <text:p text:style-name="P210"><text:s text:c="2"/>Killosophy <text:s text:c="27"/></text:p>
      <text:h text:style-name="P232"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33" text:outline-level="2">Underwriting Ratios and Durations</text:h>
      <text:p text:style-name="P96">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96">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26">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5">Of course, taxes and profits cannot be so high that they overtax transactions. <text:s/>We're targeting sub-penny + sub 0.1% transaction tax as an ideal, but the simulation will show how that plays out.</text:p><text:p text:style-name="P55"/></text:note-body></text:note></text:p>
      <text:h text:style-name="P245" text:outline-level="3">“Free” <text:span text:style-name="T71">Lotteries</text:span></text:h>
      <text:p text:style-name="P113">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7">Why a lottery and not a uniform distribution of shares <text:span text:style-name="T87">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7"/></text:note-body></text:note> <text:s/>Lottery processors would probably operate outside the blockchain, with open records disclosed after the period of uncertainty being voted on has passed. <text:s/>A secure lottery transaction system might work like this:</text:p>
      <text:p text:style-name="P113">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218">The share amount of the bet, total of all the value in the following list.</text:p>
      <text:p text:style-name="P220">A list of public keys tied to page-keys with value in the blockchain before the proposed chain-end.</text:p>
      <text:p text:style-name="P218">A list of private key signatures on the hash of the proposed new chain-end block (corresponding to the list of public keys for the page-keys)<text:note text:id="ftn17" text:note-class="footnote"><text:note-citation>17</text:note-citation><text:note-body><text:p text:style-name="P48">Note that some forms of quantum ready private key signatures can only be used a limited number of times before they become insecure. <text:s/>This is not a problem with traditional private key signatures.</text:p><text:p text:style-name="P48"/></text:note-body></text:note> <text:s/><text:span text:style-name="T73">proving ownership of the shares.</text:span></text:p>
      <text:p text:style-name="P220">Public key of the better; a fresh key, not attached to any page in the blockchain.</text:p>
      <text:p text:style-name="P220"><text:span text:style-name="T73">All of the above, s</text:span>igned by the private key of the better.</text:p>
      <text:p text:style-name="P114"><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attaching half of her current share value. <text:s/><text:span text:style-name="T72">Larry returns a receipt to Alice </text:span><text:soft-page-break/><text:span text:style-name="T72">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115">Yes, this is a blockchain. <text:s/>The phase <text:span text:style-name="T73">bet chain</text:span> genesis block contains:</text:p>
      <text:p text:style-name="Quotations">Phase sequence number in the main blockchain that this bet chain is betting on</text:p>
      <text:p text:style-name="P222">A random salt</text:p>
      <text:p text:style-name="P219">Total share amount of Larry's underwriting</text:p>
      <text:p text:style-name="P219">Larry's underwriting: a list of public keys tied to page-keys with value in the blockchain before the proposed chain-end</text:p>
      <text:p text:style-name="P221">A list of private key signatures on the above, proving ownership of the shares.</text:p>
      <text:p text:style-name="P116">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116">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49">Exact deadline for bet chain registration defined in GBSC.</text:p><text:p text:style-name="P49"/></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0">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0"/></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text:span><text:soft-page-break/><text:span text:style-name="T75">from playing.</text:span><text:span text:style-name="T75"><text:note text:id="ftn20" text:note-class="footnote"><text:note-citation>20</text:note-citation><text:note-body><text:p text:style-name="P51">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2"><text:s/></text:p></text:note-body></text:note></text:span></text:p>
      <text:p text:style-name="P117">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215">Rodney King: I just want to say, can we all get along? Can we get along?</text:p>
      <text:p text:style-name="P209"><text:s text:c="2"/>Los Angeles, 1992</text:p>
      <text:h text:style-name="P234" text:outline-level="2">Cheats and catchers</text:h>
      <text:p text:style-name="P97">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97">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246" text:outline-level="3">Levels of trust and liability</text:h>
      <text:p text:style-name="Heading">Givers</text:p>
      <text:p text:style-name="P98">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98">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1">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99">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99">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19">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29">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9"/></text:note-body></text:note></text:span></text:p>
      <text:p text:style-name="Heading">Borrowed Underwriting Shares</text:p>
      <text:p text:style-name="P125">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223">Star Wars IV: A New Hope</text:p>
      <text:p text:style-name="Heading">Chainmakers</text:p>
      <text:p text:style-name="P100">A chainmaker's primary function<text:note text:id="ftn23" text:note-class="footnote"><text:note-citation>23</text:note-citation><text:note-body><text:p text:style-name="P32">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2"/></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0">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0"/></text:note-body></text:note></text:p>
      <text:p text:style-name="P101">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104">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102">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4">Taxing of the error checking process further ensures that agents will not intentionally record errors and then reward themselves for finding them.</text:p><text:p text:style-name="P34"/></text:note-body></text:note></text:p>
      <text:p text:style-name="P102">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5">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5"/></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6">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103">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103">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118">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3">This allows checkers without a lot of shares to still participate in checking “whale” transactions.</text:p><text:p text:style-name="P53"/></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4">Note that error checker's proof of work entries are relatively small, the proof of work itself is a single hash, but they still need to record a public key to receive award, plus underwriting keys. </text:p></text:note-body></text:note></text:span></text:p>
      <text:h text:style-name="P235" text:outline-level="2">Time's Arrow</text:h>
      <text:p text:style-name="P120">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47" text:outline-level="3">I have a secret (that you don't)</text:h>
      <text:p text:style-name="P120">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127">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8">In some situations, it might be appropriate to lock up coin to prevent over-inflation of normal coin holdings.</text:span> <text:s/>Attack analyzers and simulators may focus on self-interest, but they should also always ask: what could a whale do?</text:p>
      <text:p text:style-name="P216">Oscar Levant: There's a fine line between genius and insanity. <text:s text:c="4"/></text:p>
      <text:p text:style-name="P213"><text:s text:c="2"/>I have erased this line. <text:s text:c="40"/></text:p>
      <text:h text:style-name="P236" text:outline-level="2">Time based block building</text:h>
      <text:p text:style-name="P105"><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7">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7"/></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105">- <text:span text:style-name="T60">previous end of chain block #X-1 “decided”</text:span></text:p>
      <text:p text:style-name="P105">- <text:span text:style-name="T60">pages that tried and failed to be included in block #X-1 are submitted for inclusion in block #X, or abandoned - perhaps their closing deadline has passed?</text:span></text:p>
      <text:p text:style-name="P106">-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106"><text:span text:style-name="T60">- deadline for chainmakers to submit proposed block #X blocks</text:span><text:span text:style-name="T60"><text:note text:id="ftn32" text:note-class="footnote"><text:note-citation>32</text:note-citation><text:note-body><text:p text:style-name="P42">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2"/></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3">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3"/></text:note-body></text:note></text:span></text:p>
      <text:p text:style-name="P105">- <text:span text:style-name="T60">deadline for underwriters to countersign the apparent winning block #X</text:span></text:p>
      <text:p text:style-name="P105">- <text:span text:style-name="T60">end of chain block #X decided</text:span></text:p>
      <text:p text:style-name="P107">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4">Note that chainmakers also post underwriting shares, with a fairly significant value.</text:p><text:p text:style-name="P44"/></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108">1) The winning block is the block with the most valid residual value.</text:p>
      <text:p text:style-name="P108">2) Residual value of a block is the sum of the residual value of all its pages which have been completely countersigned by their underwriters.</text:p>
      <text:p text:style-name="P108">3) Underwriters are only permitted to sign one block per phase. <text:s/>If an error checker<text:note text:id="ftn35" text:note-class="footnote"><text:note-citation>35</text:note-citation><text:note-body><text:p text:style-name="P38">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8"/></text:note-body></text:note> can present two signatures from the same underwriter for different blocks in the same phase <text:span text:style-name="T62">that can be published as an error notice and the underwriter will lose their shares.</text:span></text:p>
      <text:p text:style-name="P109">4) Deep<text:note text:id="ftn36" text:note-class="footnote"><text:note-citation>36</text:note-citation><text:note-body><text:p text:style-name="P40">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9"/></text:note-body></text:note> forks, which go far back in time and attempt to present a more attractive chain-end to attach future transactions to:</text:p>
      <text:p text:style-name="P109"><text:tab/>a) will be obvious to any actor who is paying attention to the real-time block development process</text:p>
      <text:p text:style-name="P110"><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1">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1"/></text:note-body></text:note></text:span><text:span text:style-name="T62">, but it does devastate underwriters which follow the fork on the side they do not follow.</text:span></text:p>
      <text:h text:style-name="P237"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238" text:outline-level="2">Use Cases</text:h>
      <text:h text:style-name="P248"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249"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225">Remember, this is crypto-currency</text:p>
      <text:list xml:id="list5338728287139707763" text:style-name="L1">
        <text:list-item>
          <text:p text:style-name="P228">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24"/>
      <text:p text:style-name="P1"/>
      <text:p text:style-name="P1"/>
      <text:p text:style-name="P1"/>
      <text:p text:style-name="P1"><text:soft-page-break/></text:p>
      <text:p text:style-name="P95"/>
      <text:h text:style-name="P239"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121">Initial prototype: on RabbitMQ to demonstrate the underwriting system, resistance to exploits of the chain, etc.</text:p>
      <text:p text:style-name="P121">Next level: base on a <text:span text:style-name="T80">F</text:span>2<text:span text:style-name="T80">F</text:span> like the bitcoin network, or FreeNet-Darknet, or something similar. <text:s/>The main thing the network needs is flood-distribution, not so much point-to-point return. <text:s/><text:span text:style-name="T119">This might still be implemented on top of RabbitMQ servers – using them for point-to-point message passing, but using another layer to achieve mesh network properties.</text:span></text:p>
      <text:h text:style-name="Heading_20_3" text:outline-level="3">Network Promises</text:h>
      <text:p text:style-name="P123">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22"/>
      <text:p text:style-name="P5"/>
      <text:p text:style-name="P12"/>
      <text:h text:style-name="P241" text:outline-level="2">Whimsical Acronyms</text:h>
      <text:p text:style-name="P128">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28">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9">so any form of democratic controls on the system are still controlled by shares, not users.</text:span></text:p>
      <text:p text:style-name="P129">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0">Woven blockchains ( re-merging forks, as quickly as possible ) can make the system more resistant to attack, as long as the split chains – when rejoined, do not include any double-spends, then that is a confliict free automatic merge.</text:span></text:p>
      <text:p text:style-name="P129">Purity Of Essence (Price Of Exit, hat tip to Stanley <text:span text:style-name="T90">Kubrick</text:span>) – incentives to stay on the chain. </text:p>
      <text:h text:style-name="Heading_20_2" text:outline-level="2"><text:soft-page-break/>S<text:span text:style-name="T135">even</text:span> Sentiments Surrounding Success</text:h>
      <text:p text:style-name="P190">Assign Onward Should Stay:</text:p>
      <text:list xml:id="list4326871660249095072" text:style-name="L2">
        <text:list-item>
          <text:p text:style-name="P229">Simple</text:p>
        </text:list-item>
        <text:list-item>
          <text:p text:style-name="P229">Secure</text:p>
        </text:list-item>
        <text:list-item>
          <text:p text:style-name="P230">Small</text:p>
        </text:list-item>
        <text:list-item>
          <text:p text:style-name="P230">Synchronized</text:p>
        </text:list-item>
        <text:list-item>
          <text:p text:style-name="P230">Shared</text:p>
        </text:list-item>
        <text:list-item>
          <text:p text:style-name="P229">Social</text:p>
        </text:list-item>
        <text:list-item>
          <text:p text:style-name="P229">Serviceable</text:p>
        </text:list-item>
      </text:list>
      <text:p text:style-name="P190"/>
      <text:p text:style-name="P128"/>
      <text:h text:style-name="P241" text:outline-level="2">Democratic? Extension Adoption</text:h>
      <text:p text:style-name="P130">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1">required </text:span>approval ratio <text:span text:style-name="T91">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31">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31"/>
      <text:p text:style-name="P131"/>
      <text:h text:style-name="P241" text:outline-level="2">Chainweaving</text:h>
      <text:p text:style-name="P132">Thought experiment: if underwriters promise a single <text:span text:style-name="T92">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33">Does it matter if a new chain construction is proposed later? <text:s/>Not if all assignments are still represented in the new chain. <text:s/>When two chains are identical, except for some missing <text:span text:style-name="T93">assignments</text:span> on either side, we should be able to make a new chain end which incorporates the missing <text:span text:style-name="T93">assignments</text:span>. <text:s/>What becomes a problem is <text:span text:style-name="T93">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33"/>
      <text:p text:style-name="P133"/>
      <text:h text:style-name="P241" text:outline-level="2">Endgame</text:h>
      <text:p text:style-name="Quotations">I declare the end from the beginning, and from long ago what is not yet done, saying: My plan will take place, and I will do all My will.</text:p>
      <text:p text:style-name="P224">Issah 46:10 - Holman Christian Standard Bible</text:p>
      <text:p text:style-name="P134">To inform design of underlying data structures before they are coded, some vision/goal statements. <text:s/>From the perspective of asset organizer (wallet) software, a user should be able to simply manage <text:span text:style-name="T94">a variety of currencies and initiate transactions such as:</text:span></text:p>
      <text:p text:style-name="Quotations">Givers: <text:span text:style-name="T99">(Assigners)</text:span><text:tab/>Receivers: <text:span text:style-name="T99">(Assignees)</text:span></text:p>
      <text:p text:style-name="Quotations">Bob<text:tab/>20 <text:span text:style-name="T95">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36">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36">A substantial<text:note text:id="ftn38" text:note-class="footnote"><text:note-citation>38</text:note-citation><text:note-body><text:p text:style-name="P56">Substantial: a long lived identity, perhaps with real-world ties. <text:s/>Someone you might trust to be around in the future to make good on promises made today, such as promises to deliver real world currency from a reserve in exchange for blockchain shares.</text:p><text:p text:style-name="P56"/></text:note-body></text:note> entity<text:note text:id="ftn39" text:note-class="footnote"><text:note-citation>39</text:note-citation><text:note-body><text:p text:style-name="P57">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6">I imagine deeply terrifying complex layers of regulatory oversight and accounting requirements <text:span text:style-name="T97">exist </text:span>for this in most jurisdictions, <text:span text:style-name="T97">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6">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37">An extension of the peg to currency concept would be a peg to wall street, investment in, for instance, <text:span text:style-name="T98">a market index fund, or any single stock, etc.</text:span></text:p>
      <text:h text:style-name="Heading_20_2" text:outline-level="2"><text:soft-page-break/>Cross <text:span text:style-name="T98">chain</text:span> <text:span text:style-name="T98">Assignments</text:span></text:h>
      <text:p text:style-name="P138">Asset Organizers that deal with non Assign Onward blockchains are certainly desirable, but<text:note text:id="ftn41" text:note-class="footnote"><text:note-citation>41</text:note-citation><text:note-body><text:p text:style-name="P58">Due to the virtually infinite potential variety of other blockchain interface requirements.</text:p><text:p text:style-name="P58"/></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9">Maybe the underwriter gives a substantial discount for payment in PEG instead of other types of shares.</text:p></text:note-body></text:note> <text:s/>The underwriters' job is much more complex, but the basic transaction goes: <text:span text:style-name="T99">1) o</text:span>ffered and accepted by all parties <text:span text:style-name="T99">2)</text:span> underwriter <text:span text:style-name="T99">records a hash (similar to an error checker's proof) of the whole transaction on all 3 blockchains</text:span> <text:span text:style-name="T99">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39">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39">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39">Is step 3 really necessary? <text:s/>The underwriter could simply handle it – <text:span text:style-name="T100">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100">record all of these hashes, so any individual signer can tell if their signed version of the contract has been recorded.</text:span></text:p>
      <text:p text:style-name="P141">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1">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1"><text:note text:id="ftn43" text:note-class="footnote"><text:note-citation>43</text:note-citation><text:note-body><text:p text:style-name="P60">Assuming the flaky underwriter used valid shares to underwrite, the new underwriter will be able to lay claim to those shares with an error notice filed after the final recording deadline.</text:p></text:note-body></text:note></text:span><text:span text:style-name="T101">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40">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39"/>
      <text:h text:style-name="P241" text:outline-level="2">In a Minimalist Mood</text:h>
      <text:p text:style-name="P140">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3">(UTXO)</text:span> at the time of recording of the assignment. <text:s/>Sources of shares are found by public key, on a page, in a block, but do we need <text:s/>to specify two hashes and a public key? <text:s/><text:span text:style-name="T102">Really, only the public key is needed, but it would help to also provide the block that the key is contained in.</text:span></text:p>
      <text:p text:style-name="P142">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62">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63">When a chain is first started, a number of shares can be reserved (private keys destroyed) to expire at a controlled rate which results in coin inflation at a determined rate.</text:p>
      <text:p text:style-name="P138"/>
      <text:h text:style-name="P241" text:outline-level="2">Self Checking</text:h>
      <text:p text:style-name="P143">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4">created </text:span>identities.<text:note text:id="ftn44" text:note-class="footnote"><text:note-citation>44</text:note-citation><text:note-body><text:p text:style-name="P61">Bizarre thought: personal invitations, delivered by hand, could give additional newcomer perks.</text:p><text:p text:style-name="P61"/></text:note-body></text:note></text:p>
      <text:p text:style-name="P143">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50" text:outline-level="3">Collective cohesiveness</text:h>
      <text:p text:style-name="P144">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44"/>
      <text:h text:style-name="P244" text:outline-level="1">Components</text:h>
      <text:h text:style-name="Heading_20_2" text:outline-level="2">Core Assignment Contracts</text:h>
      <text:p text:style-name="P145">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2">And this recording tax can still implement coin inflation.</text:p></text:note-body></text:note> just demanded as the recording bid by the chainmaker.</text:p>
      <text:h text:style-name="P240" text:outline-level="2">Network Layer</text:h>
      <text:p text:style-name="P145">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45">A method to both reassure/repair share assignment operations, and also to compensate error checkers. <text:s/>Can be combined with any type of network layer, but makes the most sense with a P2P/F2F type network.</text:p>
      <text:h text:style-name="P240" text:outline-level="2">Various Taxes and Incentives</text:h>
      <text:p text:style-name="P145">Mechanisms to reduce blockchain spam, encourage desirable behaviors and discourage undesirable behaviors.</text:p>
      <text:h text:style-name="P244" text:outline-level="1">Off-chain Data</text:h>
      <text:p text:style-name="P146">Sometimes, optionally, off-chain data will be published in Note fields on-chain.</text:p>
      <text:h text:style-name="Heading_20_2" text:outline-level="2">Address Book</text:h>
      <text:p text:style-name="P146">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5">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81">Public/private key pairs are kept in Asset Organizers in one of several states:</text:p>
      <text:p text:style-name="P181">Unused: A public/private key pair which is ready for use, but has not been used for anything yet.</text:p>
      <text:p text:style-name="P181">Share Controlling: A share controlling key pair has the right to assign a number of shares onward by authorizing (signing) an assignment agreement. <text:s/><text:span text:style-name="T128">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82">Shares Assigned: An ex-share controlling key pair which has authorized a recorded assignment agreement. <text:s/>The key has no future value but may be kept for historical purposes.</text:p>
      <text:p text:style-name="P182">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41" text:outline-level="2">Recorders</text:h>
      <text:p text:style-name="P147">Underwriters are the contact point for Asset Organizers when they are present, but in a simpler structure Asset Organizers contact Chainmakers directly. <text:s/>Both Underwriters and Chainmakers can be classified as Recorders.</text:p>
      <text:p text:style-name="P147">An individual Recorder might have multiple network contact addresses, even on different networks like AMQP and F2F.</text:p>
      <text:h text:style-name="Heading_20_2" text:outline-level="2">Network Addresses</text:h>
      <text:p text:style-name="P147">A network address breaks down into the public contact portion <text:span text:style-name="T106">which would be shared with a friend as part of a contact copy</text:span> and the private login username/password and/or keys <text:span text:style-name="T106">which should not be shared, ever</text:span>.<text:note text:id="ftn46" text:note-class="footnote"><text:note-citation>46</text:note-citation><text:note-body><text:p text:style-name="P63">Truly open and anonymous networks forego the login identifier information. <text:s/>Truly open and anonymous networks are a challenge to secure from malicious mischief.</text:p><text:p text:style-name="P63"/></text:note-body></text:note></text:p>
      <text:h text:style-name="Heading_20_3" text:outline-level="3">Contact Copies</text:h>
      <text:p text:style-name="P148">To facilitate network (and therefore value) growth, Asset Organizers' and Recorders' software should facilitate easy sharing of friends' contact information with other friends.<text:note text:id="ftn47" text:note-class="footnote"><text:note-citation>47</text:note-citation><text:note-body><text:p text:style-name="P64">Taking a page from the Facebook playbook.</text:p><text:p text:style-name="P64"/></text:note-body></text:note> <text:s/>Metadata and performance logging supporting web-of-trust building should be developed along with the contact tracking and sharing.</text:p>
      <text:h text:style-name="P241" text:outline-level="2">A RabbitMQ based F2F network</text:h>
      <text:p text:style-name="P149">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69">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7">ff</text:span>T<text:span text:style-name="T107">he</text:span>S<text:span text:style-name="T107">helf</text:span> component leveraging</text:h>
      <text:p text:style-name="P149">* NTP for time synchronization</text:p>
      <text:p text:style-name="P149">* <text:a xlink:type="simple" xlink:href="https://sks-keyservers.net/status/" text:style-name="Internet_20_link" text:visited-style-name="Visited_20_Internet_20_Link">https://sks-keyservers.net/status/</text:a> SKS keyservers for identity management</text:p>
      <text:p text:style-name="P150">* <text:span text:style-name="T120">GPGme/PGP2.1+ for non-anonymous key management</text:span></text:p>
      <text:p text:style-name="P164">* libGCrypt for <text:span text:style-name="T152">anonymous key work, </text:span>signature generation and checking</text:p>
      <text:p text:style-name="P164">* <text:span text:style-name="T127">OpenPGP by Jason Lee for access to RFC 4880 data structures</text:span></text:p>
      <text:p text:style-name="P164"/>
      <text:p text:style-name="P149"/>
      <text:h text:style-name="P241" text:outline-level="2">Share Decay</text:h>
      <text:p text:style-name="P151">Rather than a hard expiry date for shares, they could slowly decay through a age-tax on transactions. <text:s/>This could be a strong knee curve (e^<text:span text:style-name="T39">e^kt</text:span><text:span text:style-name="T108">?)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54">To double in 14 years: (1+CAGR)^14 = 2.0 <text:s text:c="2"/>CAGR=5.07566%</text:p>
      <text:h text:style-name="Heading_20_3" text:outline-level="3">Exponential tax increase</text:h>
      <text:p text:style-name="P152"><text:span text:style-name="T108">To hit 1% tax at 1</text:span><text:span text:style-name="T109">5</text:span><text:span text:style-name="T108"> years and 100% tax at 20 years of age:</text:span></text:p>
      <text:p text:style-name="Standard"><text:span text:style-name="T111">tax = n</text:span>^(age-20<text:span text:style-name="T111">), 0.01 = n^-5 <text:s/>n=2.51189 <text:s/>(0.01% tax at 10 years, 0.0001% at 5)</text:span></text:p>
      <text:p text:style-name="P155"/>
      <text:p text:style-name="P153"><text:span text:style-name="T108">To hit 1% tax at </text:span><text:span text:style-name="T110">3</text:span><text:span text:style-name="T108"> years and 100% tax at </text:span><text:span text:style-name="T110">5</text:span><text:span text:style-name="T108"> years of age:</text:span></text:p>
      <text:p text:style-name="P13"><text:span text:style-name="T111">tax = n</text:span>^(age-<text:span text:style-name="T112">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56"/>
      <text:p text:style-name="P156">Try for 1/64 tax at 2 years <text:span text:style-name="T113">before</text:span> 100%: 1/8 = n^-1 (n=8 for years, n=2 for 4 month periods, every 4 months the tax doubles? <text:s/><text:span text:style-name="T113">What does a more granular increase with the same rate look like in integer (or fixed point) mathematics?</text:span>)</text:p>
      <text:p text:style-name="P156"/>
      <text:p text:style-name="P156"/>
      <text:h text:style-name="P244" text:outline-level="1">Advertising Supported Transactions</text:h>
      <text:p text:style-name="P157">Participants might agree to targeted advertising to help defray their transaction costs. <text:s/>Recording of advertising on the blockchain seems… senseless, but if the advertisers agree to fund transaction fees in exchange for whatever kind of ad placement – <text:span text:style-name="T114">likely during the assignment negotiation process</text:span>, they can kick in shares to offset or even over-offset transaction fees.</text:p>
      <text:p text:style-name="P158">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58"/>
      <text:h text:style-name="P241" text:outline-level="2">Who can you trust?</text:h>
      <text:p text:style-name="P159">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59">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59"/>
      <text:h text:style-name="P241" text:outline-level="2">Variable? Word Code ID references</text:h>
      <text:p text:style-name="P165">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65">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1">a virtually infinite supply when the first 2 billion are used.</text:span><text:span text:style-name="T121"><text:note text:id="ftn49" text:note-class="footnote"><text:note-citation>49</text:note-citation><text:note-body><text:p text:style-name="P65">Assuming 100,000 users averaging 100 new keys a day <text:span text:style-name="T122">each</text:span>, that’s 10 million keys per day, or 200 days of this heavy usage to pass 31 bits of storage.</text:p></text:note-body></text:note></text:span><text:span text:style-name="T121">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66">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6">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66">Share availability or assignment status may be kept in very compact form,<text:note text:id="ftn51" text:note-class="footnote"><text:note-citation>51</text:note-citation><text:note-body><text:p text:style-name="P66">For basic available/not available status, with the 10 million keys per day figure from above, a year’s worth of shares would be 3.65 billion bits, or <text:span text:style-name="T122">500 megabytes, before compression.</text:span></text:p></text:note-body></text:note> just one bit per status<text:note text:id="ftn52" text:note-class="footnote"><text:note-citation>52</text:note-citation><text:note-body><text:p text:style-name="P66">Share status can be: assigned away, available to assign, or temporarily escrowed – escrowed shares would require additional information about the time they are released from escrow, that’s more than one bit – <text:span text:style-name="T122">but also temporary information that can be abandoned from “fast storage” once the escrow time limit has expired.</text:span></text:p></text:note-body></text:note> per group of shares, and run-length encoding might compress that even further. <text:s/><text:span text:style-name="T122">Some “settling time” might be required for the chain to stabilize before starting to rely on the sequential ID numbers, since shifts in the chain would cause shifts in the sequence of incorporated IDs.</text:span><text:span text:style-name="T122"><text:note text:id="ftn53" text:note-class="footnote"><text:note-citation>53</text:note-citation><text:note-body><text:p text:style-name="P67">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67">Before starting: I <text:span text:style-name="T123">HATE</text:span> gift cards.</text:p>
      <text:p text:style-name="P167">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4">little</text:span> better than they currently are. <text:s/>One of the more exciting possibilities would be open exchange of gift card value in online forums.</text:p>
      <text:p text:style-name="P167">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78">Picture a Caribbean island, with a collection of hotels, restaurants, and various resort activities. <text:s/>Tourists, on <text:span text:style-name="T125">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78"/>
      <text:h text:style-name="P241" text:outline-level="2">Rugged Cryptowallet</text:h>
      <text:p text:style-name="P179">This is a concept of a “smartphone replacement” which performs cryptowallet functions from a small, rugged device. <text:s/>It would want some form of passphrase input (perhaps fingerprint scanner, in addition to other modes of input), and NFC, <text:span text:style-name="T126">e-ink</text:span> or other communication to a Cryptoregister, which could be a smartphone or other device with network access.</text:p>
      <text:h text:style-name="Heading_20_2" text:outline-level="2">Paper Cryptocurrency</text:h>
      <text:p text:style-name="P179">Secret keys can be printed as strings of hex characters, or QR or barcodes. <text:s/>These can be printed “in the clear” where anyone getting a complete image of the key(s) then has authority to assign the corresponding shares, <text:span text:style-name="T126">or they can be printed with a passphrase required to access them.</text:span><text:span text:style-name="T126"><text:note text:id="ftn54" text:note-class="footnote"><text:note-citation>54</text:note-citation><text:note-body><text:p text:style-name="P68">A mnemonic system where a text or image passphrase reminder/prompt is printed alongside the coded key could help carriers of paper currency to remember multiple passphrases.</text:p></text:note-body></text:note></text:span><text:span text:style-name="T126">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6"><text:note text:id="ftn55" text:note-class="footnote"><text:note-citation>55</text:note-citation><text:note-body><text:p text:style-name="P68">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79"/>
      <text:h text:style-name="P241" text:outline-level="2">Key Naming Scheme</text:h>
      <text:p text:style-name="P180">To leverage GPG as a cryptokey protection mechanism, the keys associated with owned shares follow one of any number of naming schemes with the only requirement being non-collision of new names with existing names in the keyring. </text:p>
      <text:p text:style-name="P183">These key names are used on the GPG keyring, and stored in the Asset Organizer, but not published on the blockchain.</text:p>
      <text:p text:style-name="P183"/>
      <text:h text:style-name="P241" text:outline-level="2">The <text:span text:style-name="T134">prototype </text:span>code doesn’t scale – but does it have to?</text:h>
      <text:p text:style-name="P184">Sure, the code could be implemented to scale better – keep <text:span text:style-name="T134">assets</text:span> in databases, etc. <text:s/>But… is there strength in this weakness? <text:s/>When an application appears which needs better performance at scale, scalable code can be created <text:span text:style-name="T134">to implement the same protocols </text:span>for a reasonable amount of effort using well established methods. <text:s/>In the meantime, the macro architecture of a mesh network of multiple cooperating chain processors is <text:span text:style-name="T134">a very</text:span> scalable aspect of the system.</text:p>
      <text:h text:style-name="Heading_20_3" text:outline-level="3">Case Examination – Gift Cards</text:h>
      <text:p text:style-name="P185">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56" text:note-class="footnote"><text:note-citation>56</text:note-citation><text:note-body><text:p text:style-name="P70">With the obvious caveat that if gift cards become too popular of a financial vehicle, they will attract additional regulation...</text:p></text:note-body></text:note></text:p>
      <text:p text:style-name="P186">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7" text:note-class="footnote"><text:note-citation>57</text:note-citation><text:note-body><text:p text:style-name="P71">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8" text:note-class="footnote"><text:note-citation>58</text:note-citation><text:note-body><text:p text:style-name="P72">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187">Redemption on the same blockchain is simple, the using their private key the <text:soft-page-break/>customer returns all or part of the shares to the store and receives their current cash value. <text:s/>Spending the shares at another store, on a different blockchain, 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59" text:note-class="footnote"><text:note-citation>59</text:note-citation><text:note-body><text:p text:style-name="P73">Store 2 has an asset organizer which will keep track of the Store 1 shares until a settlement period comes up.</text:p></text:note-body></text:note> and the customer is satisfied.<text:note text:id="ftn60" text:note-class="footnote"><text:note-citation>60</text:note-citation><text:note-body><text:p text:style-name="P72">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29">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29"><text:note text:id="ftn61" text:note-class="footnote"><text:note-citation>61</text:note-citation><text:note-body><text:p text:style-name="P74">Any time cooperating stores trade anything of value (merchandise or services) they would have the option to settle the transaction with an exchange of these gift card shares instead of cash.</text:p></text:note-body></text:note></text:span><text:span text:style-name="T129"> to reduce it to an acceptable level to carry into the next period.</text:span><text:span text:style-name="T129"><text:note text:id="ftn62" text:note-class="footnote"><text:note-citation>62</text:note-citation><text:note-body><text:p text:style-name="P73">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29">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29"><text:note text:id="ftn63" text:note-class="footnote"><text:note-citation>63</text:note-citation><text:note-body><text:p text:style-name="P74">I’m not exactly sure what the reason for minimizing outside share holdings would be, other than driving toward simplicity and perhaps an implicit (misplaced?) reduced trust in the outsiders.</text:p></text:note-body></text:note></text:span></text:p>
      <text:p text:style-name="P188">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4" text:note-class="footnote"><text:note-citation>64</text:note-citation><text:note-body><text:p text:style-name="P75">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0">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1">A considerable contributor to interest comes </text:span><text:soft-page-break/><text:span text:style-name="T131">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189">Where I think this really gets interesting is in the open market, outside the single corporate pool of pegged value. <text:s/>Holders of shares in multiple corporate pools could<text:note text:id="ftn65" text:note-class="footnote"><text:note-citation>65</text:note-citation><text:note-body><text:p text:style-name="P76">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2">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2"><text:note text:id="ftn66" text:note-class="footnote"><text:note-citation>66</text:note-citation><text:note-body><text:p text:style-name="P77">If Alice and Bob really do “go on faith,” they can do this exchange off-chain, and even avoid the heavy 5% HHH redemption fee if Bob is holding a $5<text:span text:style-name="T133">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2">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192"><text:soft-page-break/>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7" text:note-class="footnote"><text:note-citation>67</text:note-citation><text:note-body><text:p text:style-name="P78">In another reality where a variety of micro-currencies circulate widely, this kind of exchange system would become an essential element of the value of the micro-currencies. <text:s/><text:span text:style-name="T134">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note-body></text:note></text:p>
      <text:h text:style-name="P243" text:outline-level="1">The Upsidedown</text:h>
      <text:p text:style-name="P193">Blockchains don’t actually record value, but they can record indebtedness. <text:s/>Similar to paper checks and plastic cards before them, a blockchain can be used to openly record a promise to pay on specified terms. <text:s/>This promise could involve an intermediary processor like a bank or a credit card company, or individuals could establish sufficient self-credit (and recognition) to discharge their debts without the need for an intermediary.</text:p>
      <text:h text:style-name="Heading_20_2" text:outline-level="2">Blockchains for everyone</text:h>
      <text:p text:style-name="P193">Picture a Genesis block defining a credit account owned by an individual. <text:s/>A credit chain corporation, say Mister Coin, might have a standard recognized form of Genesis block, and they endorse those blockchains which are maintained in good standing and revoke their endorsements of those which are not. <text:s/>Bob might “open” a block chain with Mister Coin (MrC) that has a $20,000 line of credit – a total of $20,000 in coin in the Genesis block. <text:s/>When Bob goes to Home Hardware Hut (HHH) he can pay for his purchases by giving HHH coins from his personal MrC endorsed blockchai<text:span text:style-name="T139">n. <text:s/>Sticking with the credit card model of processing, HHH can exchange these Bob-coins with MrC for dollars, or anything else of equivalent value. <text:s/>MrC accumulates Bob-coins from all the places Bob spends them, and once monthly Bob buys back his coins from MrC with dollars, or anything else of equivalent value – with the usual, hopefully smaller than credit </text:span><text:soft-page-break/><text:span text:style-name="T139">card, transaction fees being extracted along the way to finance MrC operations.</text:span></text:p>
      <text:p text:style-name="P194">Since MrC endorses Bob’s blockchain, they also perform transaction recording and validation on Bob’s blockchain. <text:s/>Note that MrC does not have exclusive rights here, Bob’s blockchain can be recorded and validated<text:note text:id="ftn68" text:note-class="footnote"><text:note-citation>68</text:note-citation><text:note-body><text:p text:style-name="P79">And viewed, this is a departure from the traditional discreet banking scheme where only the bank, major credit reporting agencies, various national security interests, and other unknown parties have varying levels of access to your financial records. <text:s/>In this scenario your transaction history is wide open for the world to view – parties may be discreet or open with their identities, but even discreet parties are somewhat traceable by associations.</text:p><text:p text:style-name="P79"/></text:note-body></text:note> by anyone, but it has an endorsement from MrC which provides assurances to holders of Bob-coins that MrC will give them something of value in exchange for Bob-coins <text:span text:style-name="T140">on a schedule according to a standard MrC agreement.</text:span><text:span text:style-name="T140"><text:note text:id="ftn69" text:note-class="footnote"><text:note-citation>69</text:note-citation><text:note-body><text:p text:style-name="P80">This is different from an arrangement where MrC has a single blockchain and maintains internal credit records for all clients. <text:s/>With individual blockchains per-debtor it is easier to establish a fresh line of credit and forget past problems.</text:p><text:p text:style-name="P80"/></text:note-body></text:note></text:span><text:span text:style-name="T140"> <text:s/>It is conceivable that MrC might have a competitor ValiSign (VS) and that VS might approach Bob and offer to co-record and validate the original Bob-coin blockchain while Bob is still fulfilling the terms of his MrC agreement – this doesn’t interfere with MrC’s operations,</text:span><text:span text:style-name="T140"><text:note text:id="ftn70" text:note-class="footnote"><text:note-citation>70</text:note-citation><text:note-body><text:p text:style-name="P85">While MrC is endorsing the Bob-coin blockchain, part of the likely agreement with MrC would require all transactions recorded in Bob-coin to be timely reported to the MrC recorders. <text:s/>This would include both transactions with a MrC repayment agreement, and those without. <text:s/>MrC might demand exclusive rights (no transactions without a MrC repayment agreement), but when VS enters the market and does not demand such rights, <text:span text:style-name="T145">MrC will likely lose customers. <text:s/>The reason that all transactions must be reported to the endorser is both to prevent double-spends, and also to enforce the credit limit. <text:s/>Additional recorders/validators beyond the endorser must also be kept up-to-date with all transactions – especially if the additional recorder also has an endorsement agreement on the chain.</text:span></text:p><text:p text:style-name="Footnote"/></text:note-body></text:note></text:span><text:span text:style-name="T140"> it just provides a parallel network of recording and validating for Bob-coin. <text:s/>At some point, VS may offer Bob significantly better terms than MrC, and Bob might terminate his Bob-coin processing agreement with MrC and start using VS as his endorser. <text:s/>Note that the actual mechanics of recording and validating transactions in Bob-coin are easily reproduced by anyone, including Bob himself. <text:s/>Bob and a merchant like HHH might agree to terms where Bob settles with the merchant directly, bypassing MrC and VS. <text:s/>In this scenario, Bob gives some Bob-coin to HHH in exchange for goods, and then re-purchases his Bob-coin directly from HHH on terms they agree to separately from MrC or VS.</text:span><text:span text:style-name="T140"><text:note text:id="ftn71" text:note-class="footnote"><text:note-citation>71</text:note-citation><text:note-body><text:p text:style-name="P81">MrC and VS can stipulate exclusive agreements for processing of a particular Bob-coin blockchain, but that will never stop Bob from generating new Genesis blocks and establishing separate lines of credit with anyone who will trust him. <text:s/>Some companies like MrC and VS may come to recognize this and agree to non-exclusive processing rights to a Bob-coin blockchain.</text:p><text:p text:style-name="P81"/></text:note-body></text:note></text:span></text:p>
      <text:p text:style-name="P195">In a non-exclusive blockchain processor scenario, the transaction between Bob and HHH might include a notation regarding the settlement terms, whether the settlement will take place via MrC, VS, some other processing network or agreement <text:span text:style-name="T141">between the parties, or if HHH has established a sufficient level of trust with Bob they might just take “open” Bob-coins with the implicit understanding that Bob will redeem them on acceptable terms as he always has in the past.</text:span></text:p>
      <text:p text:style-name="P196"><text:soft-page-break/>A blockchain with a long open history of timely payments as agreed would be a prima facie credit report. <text:s/>The holder of the “owner’s signature” on that blockchain has established their credit through their transaction history.<text:note text:id="ftn72" text:note-class="footnote"><text:note-citation>72</text:note-citation><text:note-body><text:p text:style-name="P82">Owner’s signatures will need some web-of-trust like method to establish their validity, including an open mechanism for revocation of signatures, freshening of signatures as they expire from age, etc.</text:p></text:note-body></text:note> <text:s/>Bob might establish new / separate blockchains for whatever reasons<text:note text:id="ftn73" text:note-class="footnote"><text:note-citation>73</text:note-citation><text:note-body><text:p text:style-name="P82">Perhaps for his children? <text:s/>This raises the specter of “old money” being able to form exclusive markets where those without generationally established credit are excluded from participating, but… this isn’t so much a problem of the transaction mechanism as it is of the behavior of parties accepting or rejecting transactions. <text:s/><text:span text:style-name="T142">Of course, Bob might just make a new blockchain for himself as a throwaway to use in a situation that requires little credit, or for whatever reasons he does not want the transactions to appear on his primary or other chains.</text:span></text:p><text:p text:style-name="P82"/></text:note-body></text:note> and establish their initial credit with a temporary promise to back up their transactions with his own established credit.</text:p>
      <text:p text:style-name="P197">When Bob “signs out” coins from his blockchain, he does so in exchange for something of value with a promise attached that he will return something of value in the future. <text:s/>The risk to the receiver of Bob-coin is that they will not get the value they are being promised. <text:s/>The risk to Bob is that the holder of his coin will falsely claim that Bob failed to deliver the value as promised, thereby damaging Bob’s credit.<text:note text:id="ftn74" text:note-class="footnote"><text:note-citation>74</text:note-citation><text:note-body><text:p text:style-name="P84">Highly tangential thought regarding expiration of debt: part of the Bob-coin Genesis block can establish a seven year (or whatever period, even something short like 60 days) debt expiration horizon – if a holder of Bob-coin doesn’t return it to Bob for redemption within seven years, then the debt is voided. <text:s/>A debt holder might be able to “refresh” or extend their debt by exchanging Bob-coin for new Bob-coin before the expiration.</text:p><text:p text:style-name="P84"/></text:note-body></text:note> <text:s/>How does Bob protect his credit when he delivers value as promised?<text:note text:id="ftn75" text:note-class="footnote"><text:note-citation>75</text:note-citation><text:note-body><text:p text:style-name="P83">These are all the same problems that exist in the current world of cash, check and credit. <text:s/>At some level, it comes down to rule of law, witnesses, and a preponderance of evidence. <text:s/>These are some of the reasons why transaction fees will never actually drop to zero.</text:p><text:p text:style-name="P83"/></text:note-body></text:note> <text:s/>Using a widely recognized intermediary like MrC or VS is one good mechanism, as long as MrC is happy with Bob’s payment schedule, and merchants like HHH are happy with MrC’s payment schedule, then there’s not a lot of chaotic potential for small parties to rock the boat with false claims, <text:span text:style-name="T143">and the intermediary can establish varying terms with merchants and debtors commensurate with their level of risk.</text:span><text:span text:style-name="T143"><text:note text:id="ftn76" text:note-class="footnote"><text:note-citation>76</text:note-citation><text:note-body><text:p text:style-name="P84">All the same mechanisms described earlier can be applied to personal debt blockchains as well: Bob-coin might pay interest to holders of Bob-coin, <text:span text:style-name="T144">and the merchants may only receive a (significant) percentage of the value of Bob-coin redeemed, in part to absorb the risk associated with Bob personally, and in part to absorb the risk of the merchant themselves, since some merchants have lower fraud rates and reversed transactions than others, those merchants could negotiate more attractive fee schedules.</text:span></text:p></text:note-body></text:note></text:span><text:span text:style-name="T143"> <text:s/>In small-town markets where the players have a higher level of trust with each-other, they have the opportunity to use the exact same mechanism of payment but without the middlemen, or perhaps with local middlemen instead.</text:span></text:p>
      <text:h text:style-name="Heading_20_2" text:outline-level="2">Double-spend debt attack</text:h>
      <text:p text:style-name="P198">Like any other crypto-coin, loss/copy of secret keys and double-spend are the primary attack concerns. <text:s/>As owner of the chain, Bob doesn’t have so much <text:soft-page-break/>opportunity to profit from double-spends, if he signs the same debt-shares to two separate vendors,<text:note text:id="ftn77" text:note-class="footnote"><text:note-citation>77</text:note-citation><text:note-body><text:p text:style-name="P86">Conceivably, Bob shares this credit account with his wife Beth. <text:s/>Bob might be in Bangladesh while Beth is in Boise and for whatever reasons, their asset organizers are not properly synchronized and they both end up issuing the same shares to separate stores simultaneously. <text:s/>Sloppy software, but sometimes stuff slips. <text:s/><text:span text:style-name="T146">So, when MrC receives these conflicting share assignments, they can resolve the issue by personal verification of both transactions with Bob and Beth, paying both stores what they are owed, getting paid by Bob-Beth for both, and terminating one set of share assignments in the Bob-coin blockchain as issued in error. <text:s/>Not to mention filing a problem report with Bob-Beth’s asset organizer development teams and making sure that the validated update is pushed out ASAP to all potentially affected users. <text:s/>When transactions don’t circulate in a Debtor-Vendor-Processor-Debtor loop, correcting issues like this can become messier, which is why it is important to control “islands of processing” issues.</text:span></text:p><text:p text:style-name="P86"/></text:note-body></text:note> they both have his valid signature and conceivably a claim to both be repaid, even with the rule-breaking of the recording system. <text:s/><text:span text:style-name="T146">If the vendor attempts to double-spend the Bob-coin they now have, recording it with two other parties on separate islands of processing before they become aware of each other, those parties would be well advised to obtain a validated recording of transaction from the primary endorser of Bob-coin’s blockchain before delivering anything of value in exchange for this “Bob-coin.”</text:span></text:p>
      <text:h text:style-name="Heading_20_3" text:outline-level="3">Single point of failure?</text:h>
      <text:p text:style-name="P199">Even though Bob-coin is validated and recorded by multiple publicly available servers, can you really trust a Bob-coin transaction before you receive validation from the primary endorser? <text:s/>If you don’t know Bob, and the Bob-coin blockchain doesn’t have a good credit rating, probably not. <text:s/>If you do know Bob, and the transaction is small enough, you can accept it with no recording validation. <text:s/>The Bob-coin blockchain can also speak for itself, years of transactions, thousands of transactions with recognized merchants and processors, high value transactions, etc. can elevate the trust level for merchants to accept a transaction from Bob before it is recorded and validated. <text:s/>Recording and validating with other servers<text:note text:id="ftn78" text:note-class="footnote"><text:note-citation>78</text:note-citation><text:note-body><text:p text:style-name="P87">Bob and Beth might visit Bonaire where the off-island internet connections are not so great. <text:s/>While on Bonaire, they might also record their Bob-coin transactions on a local island server for fast settling. <text:s/>The local merchants could accept modest Bob-coin transactions with confidence as soon as the local server validates them, and eventually all the transactions would work their way back to the primary Bob-coin endorser on the mainland. <text:s/>A Bonaire local processor (same one that operates the server, most likely) could collect all the tourist coins from the merchants on the local island network and pay the merchants local currency, while handling transactions and exchanges with the tourists’ off-island endorsers <text:span text:style-name="T147">and their various currencies.</text:span></text:p><text:p text:style-name="P87"/></text:note-body></text:note> who are not the primary endorser is also a route to elevated trust.</text:p>
      <text:h text:style-name="Heading_20_2" text:outline-level="2">Utopia-coin, delayed?</text:h>
      <text:p text:style-name="P200">All of the above sounds an awful lot like the current banking system, and for good reasons: many of the same reasons that led to the current banking system in the first place. <text:s/>Nothing prevents Bob-coin from being exchanged for any item or concept of value, whether goods, state backed currency, securities, or any other crypto-coins.<text:note text:id="ftn79" text:note-class="footnote"><text:note-citation>79</text:note-citation><text:note-body><text:p text:style-name="P88">Because they are digitally transacted, other crypto-coins are an especially attractive exchange medium.</text:p></text:note-body></text:note> <text:s/>Bob essentially backs his coin in dollars, with his own credit the <text:soft-page-break/>same as he would with a credit card. <text:s/>Charlie may not have as good credit as Bob, so just like in today’s world, Charlie can establish a debit account with an intermediary and spend his Charlie-coin just like Bob spends Bob-coin, difference being that Charlie pre-deposits something of value into his account in order to get his blockchain charged up with assignable coins, and the intermediary releases shares in Charlie’s blockchain to Charlie’s asset organizer only when Charlie pre-pays the intermediary with currency that the intermediary accepts.</text:p>
      <text:p text:style-name="P201">Where this system strongly differs from the current banking system is its openness. <text:s/>Anybody who transacts with Bob or Charlie can go snooping back into their blockchain<text:note text:id="ftn80" text:note-class="footnote"><text:note-citation>80</text:note-citation><text:note-body><text:p text:style-name="P89">They can snoop the blockchain they have transacted with at least, plus any other blockchains it may reference.</text:p><text:p text:style-name="P89"/></text:note-body></text:note> and pull up a history of all transactions they have done on that blockchain. <text:s/>This is taking the value of that information out from behind the curtain of the major credit reporting agencies and placing it in the public eye.<text:note text:id="ftn81" text:note-class="footnote"><text:note-citation>81</text:note-citation><text:note-body><text:p text:style-name="P89">While many of bitcoin’s early adopters insisted that transactions on the blockchain were “totally anonymous,” public perception has finally come around to acknowledge that blockchain transactions are indeed traceable, perhaps made intentionally obscure like Monero, but always traceable. <text:s/>Bob-coin could incorporate Monero-like efforts at obscurity, but ultimately the transactions will always be traceable, and it is that traceability that provides a prima facie credit report in the form of the Bob-coin, Charlie-coin, Daisy-coin, Earnest-coin, Faith-coin, Gladys-coin, etc. blockchains. In a large centralized crypto-currency blockchain everyone’s records are mixed together, but no less visible to the public for analysis.</text:p><text:p text:style-name="P89"/></text:note-body></text:note> <text:s/></text:p>
      <text:h text:style-name="Heading_20_2" text:outline-level="2">Short blockchains, backed by big institutions</text:h>
      <text:p text:style-name="P201"><text:span text:style-name="T148">If someone wants to, for instance, take a vacation without putting their credit history on display for all to see, they could open debit-style blockchain accounts with intermediaries and then use those while they travel. <text:s/>Merchants they deal with would only see the short blockchain with the 100% backing of the recognized intermediary. <text:s/>Each of these short blockchains could be used like travelers’ checks, readily recognized and accepted, yet independent of any larger credit histories. <text:s/>Persons who prefer to deal in cash instead of credit might always transact business this way, with a collection of small throw-away blockchains, backed by recognized banks or credit agencies, in their asset organizer.</text:span><text:span text:style-name="T148"><text:note text:id="ftn82" text:note-class="footnote"><text:note-citation>82</text:note-citation><text:note-body><text:p text:style-name="P90">The temptation for double-spend fraud is strong with this approach: no credit at risk, the whole blockchain can be duplicated and attempted to spend in multiple locations simultaneously. <text:s/>As such, receivers of these crypto-coins should always validate them as recorded with the primary endorser before accepting them.</text:p></text:note-body></text:note></text:span><text:span text:style-name="T148"> <text:s/>Like using travelers’ checks, this reduces personal risk, but does little to build personal credit, and likely carries higher fees than personal line of credit transactions.</text:span></text:p>
      <text:p text:style-name="P202">As an alternative, Bob might create a “traveling” blockchain, have it endorsed by MrC up to a certain limit, and use this chain while traveling without the prima facie evidence of credit beyond the MrC endorsement, and when the trip is over that credit activity is merged back to Bob’s main Bob-coin chain. <text:s/>That could even <text:soft-page-break/>be part of the MrC credit arrangement with Bob, every so often, perhaps even after every transaction, MrC issues Bob a fresh endorsed blockchain<text:note text:id="ftn83" text:note-class="footnote"><text:note-citation>83</text:note-citation><text:note-body><text:p text:style-name="P91">This “feels like” too much control for MrC, but could be desirable in some circumstances. <text:s/>Due to the lack of credit history showing on the chain, vendors would need to contact MrC for every transaction, much like they do for CC transactions today. <text:s/>Bob could carry a variety of assets in his organizer, including these “debit-card-like” blockchains from a variety of vendors, as well as his personal credit history which he might share directly less often – although, reduced transaction costs due to increased trust might make it attractive to share the whole credit history most of the time – as mentioned elsewhere, the risk is having fraudulent claims put against an exposed credit history – which would be unlikely when dealing with a large organization with a large credit history of their own to protect, but perhaps much more likely with certain smaller vendors. <text:s/>One could imagine an asset organizer which demands a reveal of the vendor’s credit history before revealing the individual’s credit history in return, and as long as the vendor’s credit history is a sufficient multiple of the individual (10x, 100x?) the individual then trusts the vendor to not risk their own credit history by bringing false claims against the individual. <text:s/>In the event that a vendor’s credit history is not so impressive, the individual’s asset organizer might choose to transact using a blockchain with a shorter history or simply rely on institution backed coin with no other history. <text:s/>The individual might store their “long history” blockchain in a cold wallet (offline asset organizer), and only publish a shorter, <text:span text:style-name="T150">sparser,</text:span> history sufficient for daily business dealings to their portable (phone based?) asset organizer. <text:s/><text:span text:style-name="T150">If that limited history ends up entangled in a dispute and all the transactions recorded in it are on public display as associated with a credit dispute, the individual can still put forward a credit history of other transactions which are not associated with the dispute. <text:s text:c="2"/>Of course, vendors can do the same, but if a vendor ends up in multiple disputes eventually they will lose a few and get their real identity publicly published as a credit problem.</text:span></text:p></text:note-body></text:note> <text:span text:style-name="T149">with a credit limit corresponding to his available credit</text:span>, <text:span text:style-name="T149">revokes the old blockchains from further transactions, and then accepts transactions on this new blockchain until it is replaced. <text:s/>Bob never loses access to any of these transaction histories and can transcribe whichever ones he wants into his own Bob-coin history.</text:span></text:p>
      <text:h text:style-name="Heading_20_2" text:outline-level="2">Credit without a central endorser?</text:h>
      <text:p text:style-name="P203">The easy path to credit is backing by a large, recognized institution. <text:s/>As with banking today, this might be initially accomplished with a co-signature from a trusted individual with good credit. <text:s/>The large, recognized institution can run a strong server farm with good DDoS attack protections and process large numbers of transactions per second. <text:s/>It is probably always going to be a good idea for individuals to have some kind of credit accounts with recognized large institutions, even if they mostly transact business on their own.</text:p>
      <text:p text:style-name="P204">If Bob wants to serve Bob-coin transactions on his own home-server, he will become vulnerable to <text:span text:style-name="T151">power failures, </text:span>DoS attacks, theft of his server equipment, cutting of his internet cable, house fires, etc. <text:s/>It’s probably better for Bob, Charlie, Daisy, Earnest, Faith, Gladys and a few hundred other individuals to form a trusted collective and validate each others’ transactions. <text:s/><text:span text:style-name="T151">These issues will be explored in TⒶ2 with multiple recorders and incentives. <text:s/>Participants in a multiple recorder network don’t (have to, or usually want to) back each others’ transactions financially, but they do vouch for the correctness of the signatures and records.</text:span></text:p>
      <text:p text:style-name="P204"/>
      <text:h text:style-name="P244" text:outline-level="1">Back to Barter</text:h>
      <text:p text:style-name="P206">While shares are important to an Assign Onward blockchain as compensation for recordkeeping, other kinds of promises can be recorded on the chain independently.<text:note text:id="ftn84" text:note-class="footnote"><text:note-citation>84</text:note-citation><text:note-body><text:p text:style-name="P92">Promises (aka Smart Contracts, simple or complex) can be layered on top of shares (coins) transaction recording. Ideally, the value of shares will become very very small (as opposed to the current multi-thousand dollar crypto-coins) because all they represent is the cost of recording and sharing information. <text:s/>Promises/contracts recorded by these systems can be of much greater value, like the promise to give a cup of coffee, or title to an automobile, or real estate.</text:p><text:p text:style-name="P92"/></text:note-body></text:note> <text:s/><text:span text:style-name="T153">Imagine a scenario where a barista lives in a small town, but drives into a big city to work. <text:s/>Many of his neighbors also drive into the city and love the coffees he makes, they all encourage him to open his own coffee shop in the small town, but he doesn’t want to risk taking a bank loan. <text:s/>One of his customers owns a suitable storefront in the small town, another works in marketing, and a third owns a local organic dairy. <text:s/>Instead of using straight cash-loan repayment schemes, each of these people can promise something lower risk that they have in excess – obtaining value from their assets by exchanging them for something other than money.</text:span></text:p>
      <text:p text:style-name="P207">The storefront owner accepts promises from the barista for coffees from his shop in lieu of cash rent the shop. <text:s/>He sells <text:span text:style-name="T155">most of </text:span>these coffee-coupons to the marketer for cash. <text:s/>Likewise, the dairy farmer exchanges coffee-coupons for organic milk-coupons and sells <text:span text:style-name="T155">some of them</text:span> to the marketer. <text:s/><text:span text:style-name="T154">The barista might also choose to trade some coffee-coupons with the marketer, not only for cash, but for other things the marketer might have that the barista wants or needs, such as use of a delivery vehicle so one of his employees can deliver coffees and pastries to local businesses. <text:s/></text:span></text:p>
      <text:p text:style-name="P231">All this coffee-debt might seem overwhelming to you, but not so much to a barista, and not as overwhelming as a bank loan which must be repaid in money – baristas know how to make coffee, but money can be harder to come by. <text:s/>When he’s not accepting coffee-coupons, the barista can also take cash directly from customers, or other things directly useful to the business like pastry-coupons from the bakery across town, or less directly useful like promises for plumbing or electrical services. <text:s/></text:p>
      <text:p text:style-name="P207"><text:span text:style-name="T154">The marketer is also accumulating a lot of coffee-coupons in this process, but that’s the nature of marketing. <text:s/>In the world of transparent promises, the marketer doesn’t have to sell these coffee-coupons for cash only,</text:span><text:span text:style-name="T154"><text:note text:id="ftn85" text:note-class="footnote"><text:note-citation>85</text:note-citation><text:note-body><text:p text:style-name="P93">Companies like Groupon today make a big business out of selling coupons for goods and services, customers get things for discount rates, businesses get cash up front in exchange for the discount, and Groupon takes a sizeable cut out of the middle of the transaction.</text:p></text:note-body></text:note></text:span><text:span text:style-name="T154"> he can also trade for </text:span><text:soft-page-break/><text:span text:style-name="T154">other coupons of value, and even though he is taking risk that he won’t be able to get high value for all the coupons he accepts, on average a good marketer will make significant profits for themselves while finding customers who value what the coupons are promising.</text:span><text:span text:style-name="T154"><text:note text:id="ftn0" text:note-class="footnote"><text:note-citation>86</text:note-citation><text:note-body><text:p text:style-name="P251">A specialist company, similar to Groupon, might maintain a well known and trusted blockchain, and record signed merchant coupons on the chain “for free” (in reality, for their agreed upon cut of the coupon value with the merchant.) <text:s/>They might permit other records, like customer-merchant reviews, to also be recorded on the chain for free or a nominal fee. <text:s/>These might be presented as separable records, so the company has the option to censor records which are later proven false – those records are still provably recorded on the chain by their hash, but presumably the censored records would be accompanied by an explanation of why they were censored.</text:p><text:p text:style-name="P251"/></text:note-body></text:note></text:span></text:p>
      <text:p text:style-name="P208">The implications for tax-law might be complex, but with transparent and automated accounting taxes can be computed and collected in real-time and more easily accounted for in day-to-day business operations, as compared to today’s systems of quarterly reconciliations, audits, etc. <text:s/>Transparency also offers opportunity for more directly targeted tax incentives. <text:s/>If a local township wants to encourage increased employment in their downtown area, they can offer tax incentives for businesses who create jobs downtown. <text:s/>With transparent accounting, even if there are coupons being exchanged instead of 100% cash, employer-employee payment relationships are an “open book” for the tax system to read in real-time instead of punitively audit at random intervals. <text:s/>The local government can grant tax breaks to employers who create jobs, and more easily predict the impact to total revenue.<text:note text:id="ftn86" text:note-class="footnote"><text:note-citation>87</text:note-citation><text:note-body><text:p text:style-name="P94">Including being able to account for how job creation downtown affects costs of things like social services, infrastructure costs, sales tax income, etc.</text:p></text:note-body></text:note></text:p>
      <text:p text:style-name="Text_20_body"/>
      <text:p text:style-name="P200"/>
      <text:p text:style-name="P185"/>
      <text:p text:style-name="P226"><text:span text:style-name="T118">Random notes: </text:span><text:a xlink:type="simple" xlink:href="https://en.wikipedia.org/wiki/Mutualism_(economic_theory)#Mutual_credit" text:style-name="Internet_20_link" text:visited-style-name="Visited_20_Internet_20_Link"><text:span text:style-name="T118">https://en.wikipedia.org/wiki/Mutualism_(economic_theory)#Mutual_credit</text:span></text:a></text:p>
      <text:p text:style-name="P161"><text:a xlink:type="simple" xlink:href="https://en.wikipedia.org/wiki/Ripple_(payment_protocol)#Design_features" text:style-name="Internet_20_link" text:visited-style-name="Visited_20_Internet_20_Link">https://en.wikipedia.org/wiki/Ripple_(payment_protocol)#Design_features</text:a></text:p>
      <text:p text:style-name="P168"> <text:span text:style-name="T117">load-based transaction fee</text:span><text:span text:style-name="T115"> </text:span></text:p>
      <text:p text:style-name="P169"><text:a xlink:type="simple" xlink:href="https://github.com/calccrypto/OpenPGP" text:style-name="Internet_20_link" text:visited-style-name="Visited_20_Internet_20_Link"><text:span text:style-name="T115">https://github.com/calccrypto/OpenPGP</text:span></text:a></text:p>
      <text:p text:style-name="P169"><text:a xlink:type="simple" xlink:href="https://tools.ietf.org/html/rfc4880#section-11.1" text:style-name="Internet_20_link" text:visited-style-name="Visited_20_Internet_20_Link"><text:span text:style-name="T115">https://tools.ietf.org/html/rfc4880#section-11.1</text:span></text:a></text:p>
      <text:p text:style-name="P171">../qt-everywhere-src-5.11.0/configure -prefix /opt/Qt5.11 -system-zlib -openssl-runtime -silent -opensource -confirm-license -nomake tests -nomake examples</text:p>
      <text:p text:style-name="P172">http://blog.qt.io/blog/2016/08/18/introducing-the-qt-lite-project-qt-for-any-platform-any-thing-any-size/</text:p>
      <text:p text:style-name="P173">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74"><text:a xlink:type="simple" xlink:href="https://www.investopedia.com/terms/1/501c3-organizations.asp" text:style-name="Internet_20_link" text:visited-style-name="Visited_20_Internet_20_Link">https://www.investopedia.com/terms/1/501c3-organizations.asp</text:a></text:p>
      <text:p text:style-name="P170"><text:a xlink:type="simple" xlink:href="https://www.irs.gov/instructions/i1023ez" text:style-name="Internet_20_link" text:visited-style-name="Visited_20_Internet_20_Link"><text:span text:style-name="T116">https://www.irs.gov/instructions/i1023ez</text:span></text:a><text:span text:style-name="T116"> $275 to file, no need to file while income below $5000/yr. <text:s/>EZ eligible up to $50,000/yr. <text:s/>Once established must submit at least an annual e-postcard to maintain status. <text:s/></text:span><text:span text:style-name="T136">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36"> </text:span><text:span text:style-name="T138">Note. </text:span><text:span text:style-name="T136">Even though limited liability companies (LLCs) are eligible to receive exemption under section 501(c)(3), they are not eligible to apply for exemption using this form </text:span><text:span text:style-name="T137">1023-EZ</text:span><text:span text:style-name="T136">. <text:s/></text:span><text:span text:style-name="T138">Corporation. <text:s/></text:span><text:span text:style-name="T136">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36"> <text:s/></text:span><text:span text:style-name="T138">Unincorporated association. <text:s/></text:span><text:span text:style-name="T136">An “unincorporated association” formed under state law must have at least two members who have signed a written document for a specifically defined purpose.</text:span><text:bookmark text:name="idm140642393431856"/><text:span text:style-name="T136"> <text:s/></text:span><text:span text:style-name="T138">Trust. <text:s/></text:span><text:span text:style-name="T136">A trust may be formed by a trust agreement or a declaration of trust. A </text:span><text:soft-page-break/><text:span text:style-name="T136">trust may also be formed through a will.</text:span></text:p>
      <text:p text:style-name="P175">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76"><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77">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191"><text:a xlink:type="simple" xlink:href="https://www.irs.gov/irb/2014-16_IRB#NOT-2014-21" text:style-name="Internet_20_link" text:visited-style-name="Visited_20_Internet_20_Link">https://www.irs.gov/irb/2014-16_IRB#NOT-2014-21</text:a><text:span text:style-name="T86"> </text:span><text:span text:style-name="Strong_20_Emphasis"><text:span text:style-name="T85">IRS Virtual Currency Guidance</text:span></text:span></text:p>
      <text:p text:style-name="P174"/>
      <text:p text:style-name="P161"/>
      <text:p text:style-name="P160"/>
      <text:p text:style-name="P159"/>
      <text:p text:style-name="P157"/>
      <text:p text:style-name="P157"/>
      <text:p text:style-name="P156"/>
      <text:p text:style-name="P149"/>
      <text:p text:style-name="P138"/>
      <text:p text:style-name="P135"/>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6-30T19:26:36.683780276</dc:date>
    <meta:editing-duration>PT13H8M25S</meta:editing-duration>
    <meta:editing-cycles>92</meta:editing-cycles>
    <meta:generator>LibreOffice/5.1.6.2$Linux_X86_64 LibreOffice_project/10m0$Build-2</meta:generator>
    <meta:document-statistic meta:table-count="0" meta:image-count="0" meta:object-count="0" meta:page-count="54" meta:paragraph-count="382" meta:word-count="21014" meta:character-count="130549" meta:non-whitespace-character-count="109193"/>
  </office:meta>
</office:document-meta>
</file>